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text-properties officeooo:paragraph-rsid="001e5c2a"/>
    </style:style>
    <style:style style:name="P3" style:family="paragraph" style:parent-style-name="Standard">
      <style:text-properties officeooo:paragraph-rsid="00220025"/>
    </style:style>
    <style:style style:name="P4" style:family="paragraph" style:parent-style-name="Standard">
      <style:text-properties officeooo:rsid="00220025" officeooo:paragraph-rsid="00220025"/>
    </style:style>
    <style:style style:name="P5" style:family="paragraph" style:parent-style-name="Standard">
      <style:text-properties fo:font-variant="normal" fo:text-transform="none" fo:color="#efeff0" fo:letter-spacing="normal" officeooo:rsid="00220025" officeooo:paragraph-rsid="00220025" loext:padding="0cm" loext:border="none"/>
    </style:style>
    <style:style style:name="P6" style:family="paragraph" style:parent-style-name="Standard">
      <style:paragraph-properties fo:break-before="page"/>
      <style:text-properties fo:font-size="18pt" style:font-size-asian="18pt" style:font-size-complex="18pt"/>
    </style:style>
    <style:style style:name="P7" style:family="paragraph" style:parent-style-name="Standard">
      <style:paragraph-properties fo:break-before="page"/>
      <style:text-properties fo:font-size="18pt" officeooo:paragraph-rsid="001e5c2a" style:font-size-asian="18pt" style:font-size-complex="18pt"/>
    </style:style>
    <style:style style:name="P8" style:family="paragraph" style:parent-style-name="Standard">
      <style:paragraph-properties fo:break-before="page"/>
      <style:text-properties fo:font-size="18pt" officeooo:paragraph-rsid="00220025" style:font-size-asian="18pt" style:font-size-complex="18pt"/>
    </style:style>
    <style:style style:name="P9" style:family="paragraph" style:parent-style-name="Standard">
      <style:paragraph-properties fo:break-before="page"/>
      <style:text-properties officeooo:paragraph-rsid="00220025"/>
    </style:style>
    <style:style style:name="P10" style:family="paragraph" style:parent-style-name="Standard">
      <style:text-properties officeooo:paragraph-rsid="00220025"/>
    </style:style>
    <style:style style:name="P11" style:family="paragraph" style:parent-style-name="Standard">
      <style:paragraph-properties fo:break-before="page"/>
      <style:text-properties officeooo:paragraph-rsid="00220025"/>
    </style:style>
    <style:style style:name="T1" style:family="text">
      <style:text-properties officeooo:rsid="002196a5"/>
    </style:style>
    <style:style style:name="T2" style:family="text">
      <style:text-properties officeooo:rsid="00220025"/>
    </style:style>
    <style:style style:name="T3" style:family="text">
      <style:text-properties fo:font-variant="normal" fo:text-transform="none" style:font-name="inherit" fo:font-size="12pt" fo:letter-spacing="normal" fo:font-style="normal" style:text-underline-style="solid" style:text-underline-width="auto" style:text-underline-color="font-color" fo:font-weight="normal" officeooo:rsid="00220025" loext:padding="0cm" loext:border="none"/>
    </style:style>
    <style:style style:name="T4" style:family="text">
      <style:text-properties fo:font-variant="normal" fo:text-transform="none" fo:color="#efeff0" fo:letter-spacing="normal" officeooo:rsid="00220025" loext:padding="0cm" loext: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Double Knock </text:p>
      <text:p text:style-name="Standard">Double Knock is a four-player card game primarily popular in Wenzhou, Zhejiang Province. Its rules resemble those of Run Fast. Players sit in pairs facing each other, with the two opposite players forming a team. The two teams compete to see which team discards all their cards first and calculate their final scores. Game Process Double Knock uses two standard decks of playing cards, totaling 108 cards. </text:p>
      <text:p text:style-name="Standard"><text:s text:c="8"/>1. Dealing. In the first round, any player shuffles and cuts the deck. Starting with that player, each player draws one card counterclockwise until all 108 cards are dealt. Each player ends up with 27 cards. From the second round onward, the winner shuffles, cuts, and deals starting with that player, proceeding counterclockwise.</text:p>
      <text:p text:style-name="Standard"><text:s text:c="8"/>2. Playing Cards.</text:p>
      <text:p text:style-name="Standard"><text:s text:c="7"/>(1) During dealing, the shuffler randomly inserts one card face-up into the deck. The player who draws this face-up card leads play for that round. Subsequent turns proceed counterclockwise, with each player playing cards in sequence. (2) Each player must play cards matching the suit and rank of the previous player's lead. If unable to match, the player may pass. However, if holding a bomb combination, the player may play it to counter any suit or rank led by the previous player. (3) Play continues until all players have discarded all their cards. </text:p>
      <text:p text:style-name="Standard"><text:s text:c="8"/>3. Card Types and Rankings</text:p>
      <text:p text:style-name="Standard"><text:s text:c="7"/>(1) Single Card: Play one card at a time. Rankings: 3-4 &lt; 5 &lt; 6 &lt; 7 &lt; 8 &lt; 9 &lt; 10 &lt; J &lt; Q &lt; K &lt; A &lt; 2 &lt; Small Joker &lt; Big Joker. (2) Pair: Play two cards of the same rank simultaneously, e.g., 22. Ranking follows single card rules. (3) Consecutive Pairs: Play three or more consecutive pairs, e.g., 334455. 1 Qu Zhigang: Collection of Poker Game Rules [M]. Beijing: Golden Shield Press, 2007:208-209.</text:p>
      <text:p text:style-name="Standard"><text:s text:c="7"/></text:p>
      <text:p text:style-name="Standard">556677 Consecutive pairs are ranked similarly: 334455445566; 445566556677.</text:p>
      <text:p text:style-name="Standard">(4) Three of a Kind: Play three cards of the same rank at once, e.g., 333. Consecutive three-of-a-kinds are also valid, e.g., 333444555. Rankings follow single-card rules.</text:p>
      <text:p text:style-name="Standard">(5) Bomb: Play four or more cards of the same rank at once, e.g., AAAA or AAAAA. Rank follows single card rules. Among bombs, compare the number of cards first—more cards are stronger. If equal in number, compare the rank—higher rank wins.</text:p>
      <text:p text:style-name="Standard">(6) King Bomb: A hand composed of four Big Kings and four Small Kings.</text:p>
      <text:p text:style-name="Standard">(7) Straight: A sequence of five or more consecutive cards, such as 34567. The 2 and Jokers cannot form a straight with other cards. The strength of this hand is determined by the value of its highest card; the higher the value, the stronger the hand.</text:p>
      <text:p text:style-name="Standard">Ranking of Hand Types:</text:p>
      <text:p text:style-name="Standard">King Bomb &gt; Bomb &gt; Single Card &gt; Pair &gt; Consecutive Pairs &gt; Three of a Kind &gt; Consecutive Three of a Kind.</text:p>
      <text:p text:style-name="Standard">Other hand types can only be compared against their own category.</text:p>
      <text:p text:style-name="Standard">Determining the Winner.</text:p>
      <text:p text:style-name="Standard">Players determine the winner based on the order of finishing their cards. There are three ranking scenarios: Single Knock, Double Knock, and Tie Knock.</text:p>
      <text:p text:style-name="Standard">(1) Single Knock: One player finishes first, and the other finishes third.</text:p>
      <text:p text:style-name="Standard">(2) Double Knock: Both players from one team finish first, while neither player from the opposing team has finished.</text:p>
      <text:p text:style-name="Standard">(3) Tie Knock: One player finishes first, and the other finishes fourth.</text:p>
      <text:p text:style-name="Standard">Scoring is determined by the order of completion: - Single Knock: The first player to finish scores 2 points, the second player scores 2 points, the third player scores 2 points, and the fourth player scores 2 points. - Double Knock: The first and second players to finish each score 4 points, while the third and fourth players each score -4 points. In a draw scenario, all four players receive 0 points.</text:p>
      <text:p text:style-name="Standard">During gameplay, if a player plays the following card combinations, their final score is multiplied accordingly:</text:p>
      <text:p text:style-name="Standard"><text:soft-page-break/>Players who play a 5-card bomb have their final score multiplied by 2.</text:p>
      <text:p text:style-name="Standard">Players who play a 6-card bomb have their final score multiplied by 3.</text:p>
      <text:p text:style-name="Standard">Players who play a 7-card bomb have their final score multiplied by 4. Players who played an 8-card bomb have their final score multiplied by 5. Players who played a King Bomb have their final score multiplied by 4. If a player played more than one of the above card types, the highest multiplier applies; multipliers cannot be cumulative. Calculate each player's final score using the above rules. The player with the highest score wins.</text:p>
      <text:p text:style-name="Standard"/>
      <text:p text:style-name="Standard">Link Shuangkou has also spawned a variant called “JJ Shuangkou.” The main difference lies in the fact that in JJ Shuangkou, players form partnerships and can view each other's hands, making the gameplay more thrilling and challenging. In JJ Shuangkou, the Big Joker can substitute for any card. For example, if a player plays three 3s plus a Big Joker, it indicates the Big Joker represents the number 3, meaning the player's four cards form a bomb of 3s. (Chen Chunxiang, He Yuyang)</text:p>
      <text:p text:style-name="Standard"><text:s text:c="7"/></text:p>
      <text:p text:style-name="Standard">双扣 双扣是一项四人参与的扑克牌游戏,主要流行于浙江温州地区。游戏 规则与跑得快类似,四个玩家两两相对而坐,对面的两人为一队,两队玩 家比谁先出完牌,并计算最终得分。 游戏过程 双扣使用的牌具是两副普通扑克牌,共108张。 1.发牌。第一局游戏由任意玩家洗牌、切牌,然后从该玩家开始,按 照逆时针方向每人每次摸一张牌,直到108张牌摸完为止。最终,每人手 中有27 张牌。从第二局开始由贏家洗牌、切牌并从该玩家按照逆时针方向 开始摸牌。 2.行牌。 (1)发牌时,洗牌的玩家随意拿一张牌面朝上插在牌摆内,摸牌过 程中,摸到该明牌的玩家,此局游戏由该玩家首先出牌。接着按照逆时针 方向,每个玩家依次出牌。 (2)下家要根据上家所出的牌型出牌,如果没有该牌型可以不出牌。 但如果手中有炸弹牌型,那么下家可以出炸弹来应对上家的任何牌型。 (3)游戏直到各个玩家出完手中的牌为止。 </text:p>
      <text:p text:style-name="Standard"><text:s text:c="4"/>3. 各牌型及大小。</text:p>
      <text:p text:style-name="Standard">(1)单牌:一次只下一张牌。单牌的大小为:3-4&lt;5&lt;6&lt;7&lt;8 &lt; 9 &lt; 10 &lt; J &lt;Q&lt;K&lt;A&lt;2&lt;小王&lt;大王。 (2)对牌:一次下两张同点数的牌,如22。牌的大小与单牌规则一样。 (3)连对:一次下三对或三对以上数字连着的牌,如334455、 1 曲智纲:扑克牌玩法集锦 [M]. 北京:金盾出版社,2007:208-209, </text:p>
      <text:p text:style-name="Standard">556677。连对的大小类似为:334455445566;445566556677。 (4)三张:一次下三张一样点数的牌,如333。也可出连着的三对三张牌, 如333444555。牌的大小与单牌规则一样。 (5)炸弹:一次下四张或四张以上同点数的牌如AAAA或AAAAA。 牌的大小与单牌规则一样。同为炸弹类型的牌的大小先比较张数,张数越 多越大;如果张数相同则比较点数大小,点数越大则越大。 (6)天王炸弹:四张大王和四张小王组成的牌型。 (7)顺子:五张及五张以上点数相连的牌组成的牌型,如34567。牌 2和大、小王不与其他牌组成顺子。该牌型的大小主要比较最大牌的点数, 点数大的则大。 各牌型的大小:天王炸弹炸弹&gt;单牌、对牌、连对、三张、连三张。 其他牌型只能与自身牌型比较大小。 4.定胜负。双方玩家通过排定出完牌的顺序来定胜负。通过排名有 三种情况:单扣、双扣、平扣。 (1)单扣:一方玩家中一个玩家第一个出完牌,另一个玩家第三个出 完牌。 (2)双扣:一方玩家中的两个玩家都领先出完牌,而另一方玩家都还 未出玩牌。 (3)平扣:一方玩家中的一个玩家第一个出完牌,而另一个玩家第四 个出完牌。 通过玩家的出牌顺序来定分数,单扣情况下,第一个出完牌的玩家得 2分,第二个出完牌的玩家得2分,第三个出完牌的玩家得2分,第四个 出完牌的玩家得2分。双扣情况下,第一个和第二个出完牌的玩家各得4 分,第三个和第四个出完牌的玩家各得-4分。平扣情况下,四个玩家都 得0分。 游戏过程中,如果玩家出过以下牌型,则最终得分还可以相应的倍 数。出过5张牌的炸弹的玩家,最终得分再乘以2。出过6张牌的炸弹的 玩家最终得分再乘以3。出过7张牌的炸弹的玩家,最终得分再乘以4。出 过8张牌的炸弹的玩家,最终得分再乘以5。出过天王炸弹的玩家,最终 得分再乘以4。如果出过超过以上牌型的两种牌型,则以最大倍数来计算, 而不能累计计算。通过以上规则计算各个玩家的最终得分,分高者为胜。</text:p>
      <text:p text:style-name="Standard"/>
      <text:p text:style-name="Standard">链接 双扣还衍生出“JJ双扣”的玩法。与双扣的主要区别在于JJ双扣是搭档, 可以互看双方手中的牌,这样使得游戏的过程更具刺激挑战性。在JJ双扣 中大王可以代替任何张牌,如一个玩家出三张牌3加一张大王牌,那么则 表示该玩家出的大王代表的是牌3,因此该玩家的四张牌是牌3组成的炸弹。 (陈春香 何雨阳)</text:p>
      <text:p text:style-name="Standard"/>
      <text:p text:style-name="P6">Paying Tribute </text:p>
      <text:p text:style-name="Standard"/>
      <text:p text:style-name="Standard">Paying Tribute is a card game for three to six players. The loser of the previous round must give their highest card to the winner, while the winner returns their lowest card to the loser. Hence the name “Paying Tribute.” Gameplay </text:p>
      <text:p text:style-name="Standard"><text:s text:c="8"/>1. Dealing Cards. Any player shuffles the deck. Starting from that player, each player draws one card clockwise until all cards are dealt.</text:p>
      <text:p text:style-name="Standard"><text:s text:c="8"/>2. Playing Cards.</text:p>
      <text:p text:style-name="Standard"><text:s text:c="7"/>(1) The first round is led by the dealer. From the second round onward, the previous round's loser leads. The first player may lead with any card type. Subsequent players must play cards of equal or higher rank. (2) The player who played the highest card in a round leads the next round. (3) If a player holds no card higher than the previous player's, they may pass. </text:p>
      <text:p text:style-name="Standard"><text:s text:c="8"/>3. Card Types and Rankings</text:p>
      <text:p text:style-name="Standard"><text:s text:c="7"/>(1) Single Card: Play one card at a time. Rankings: 3-4 &lt; 5 &lt; 6 &lt; 7-8 &lt; 9 &lt; 10 &lt; J &lt; Q &lt; K &lt; A &lt; 2 &lt; Small Joker &lt; Big Joker. (2) Pair: Play two cards of the same rank, e.g., 22. Rank follows single card rules. (3) Sequence: Three or more consecutive cards, e.g., 123 or 12345678910. Rank is determined by the highest card in the sequence. (4) Triplets: Also called a “Bomb,” playing three cards of the same rank at once, such as 333. The rank follows the same rules as single cards. (5) Quadruplets: Also called a “Bomb,” playing four cards of the same rank at once, such as AAAA. The rank follows the same rules as single cards. 1 Zhu Shujun, Folk Games [M]. Zhengzhou: Haiyan Publishing House, 1997:59-60,</text:p>
      <text:p text:style-name="Standard"/>
      <text:p text:style-name="Standard"><text:s text:c="4"/>2. (6) Hand Rankings: Bomb &gt; Bombardment &gt; Single Card, Pair, Sequence. </text:p>
      <text:p text:style-name="Standard"><text:s text:c="8"/>1. Determining the Winner: The first player to play all their cards wins.</text:p>
      <text:p text:style-name="Standard"><text:s text:c="7"/>(Chen Chunxiang, He Yuyang)</text:p>
      <text:p text:style-name="Standard"/>
      <text:p text:style-name="Standard"/>
      <text:p text:style-name="Standard">○● 交公粮 交公粮是一项三至六人参与的扑克牌游戏。上一轮的输家要拿出手中 最大的一张牌给赢家,而赢家则把自己手中最小的一张牌还给输家。故而 得名“交公粮”。 游戏过程 </text:p>
      <text:p text:style-name="Standard"><text:s text:c="4"/>1. 发牌。任意一个玩家洗牌,洗好牌后,从该玩家开始按照顺时针方 向,每人每次摸一张牌,直到把牌摸完。</text:p>
      <text:p text:style-name="Standard">2.行牌。 (1)第一局由洗牌的玩家开始出牌,从第二局开始由上一轮的输家首 先出牌。先出牌的玩家可以出任意牌型的牌,下家要出比上家大的牌。 (2)一轮下来,牌大者在下一轮先出牌。 (3)如果有玩家手中没有比上家大的牌,可以选择不出牌。 3.各牌型及大小。 (1)单牌:一次只下一张牌。单牌的大小为:3-4&lt;5&lt;6&lt;7-8 &lt; 9 &lt; 10 &lt; J &lt;Q&lt;K&lt;A&lt;2&lt;小王&lt;大王。 (2)对牌:一次下两张同点数的牌,如22。牌的大小与单牌规则一样。 (3)连牌:即三张及三张以上数字相连的牌,如123,也可以 12345678910等。连牌的大小由最大点数的牌来比较大小,大者则大。 (4)三张:又称为轰,一次下三张一样点数的牌,如333。牌的大小 与单牌规则一样。 (5)四张:又称炸,一次下四张同点数的牌,如AAAA牌的大小与 单牌规则一样。 1 朱叔君,民间游戏 [M]. 郑州:海燕出版社,1997:59-60, </text:p>
      <text:p text:style-name="Standard"><text:s text:c="7"/>(6)各牌型的大小:炸&gt;轰&gt;单牌、对牌、连牌。 4.定输赢。该游戏以最先出完牌的玩家为赢家。 (陈春香 何雨阳)</text:p>
      <text:p text:style-name="P7">○● Red Ten</text:p>
      <text:p text:style-name="P2">Red Ten is a poker game for four to six players, primarily popular in Northeast China. The game pits two teams against each other: players holding the Red Ten card (either the 10 of Hearts or 10 of Diamonds) form one team, while the remaining players form the opposing team.</text:p>
      <text:p text:style-name="P2">Gameplay</text:p>
      <text:p text:style-name="P2">Regardless of whether four, five, or six players participate, Red Ten uses only one deck of cards. For four players, remove the two Jokers, 3s, 4s, and 5s; for five players, remove the 3s; for six players, no cards need to be removed.</text:p>
      <text:p text:style-name="P2">Dealing Cards. For the first round, any player shuffles the deck and deals cards counterclockwise starting from themselves until all cards are dealt. From the second round onward, the player who won the previous round shuffles and deals cards counterclockwise starting from themselves.</text:p>
      <text:p text:style-name="P2">Playing Cards.</text:p>
      <text:p text:style-name="P2">(1) Before playing, the player holding the red 10 may choose to reveal it or keep it hidden. Revealing the red 10 is called “open play”; not revealing it is called “blind play.” If a player holds three cards of the same rank, they may use these three cards to force the red 10 holder to reveal their card.</text:p>
      <text:p text:style-name="P2">(2) After the reveal phase, the player holding the red 6 of hearts leads the play and may choose any card combination to play. Play proceeds counterclockwise from the next player.</text:p>
      <text:p text:style-name="P2">(3) Passing the Turn: When both red 10s are revealed, if a player runs out of cards and their immediate neighbor cannot match the suit, play passes to the next player counterclockwise from the player who ran out. This player may play any card type.</text:p>
      <text:p text:style-name="P2">(4) Play continues until all players have discarded their hands. The first player to do so wins.</text:p>
      <text:p text:style-name="P2">Card Types and Rankings</text:p>
      <text:p text:style-name="P2">(1) Single Card: Play one card at a time. Rankings: 3 <text:span text:style-name="T1">&lt; </text:span>4 &lt; 5 &lt; 6 &lt; 7 &lt; 8</text:p>
      <text:p text:style-name="P2">&lt; 9 &lt; 10 &lt; J &lt;Q&lt;K&lt;A&lt;2。 Suit does not affect card rank.</text:p>
      <text:p text:style-name="P2">(2) Pair: Play two cards of the same rank simultaneously, e.g., 22. Rank follows single card rules.</text:p>
      <text:p text:style-name="P2">(3) Three of a Kind: Play three cards of the same rank at once, e.g., 333. Consecutive three-of-a-kinds are also valid, e.g., 333444555. Rank follows single card rules.</text:p>
      <text:p text:style-name="P2">(4) Four of a Kind: Play four cards of the same rank at once, e.g., 3333. Rank follows single card rules.</text:p>
      <text:p text:style-name="P2">(5) Double Red Tens: A hand consisting of one red 10 (hearts) and one black 10 (diamonds). Double Red Tens &gt; Single Cards, Pairs, Triples, and Quadruples.</text:p>
      <text:p text:style-name="P2">(6) Among all hand types, Double Red Tens is the strongest. Other hand types cannot be compared against each other; they can only be compared against their own category. The four suits (Spades, Hearts, Clubs, Diamonds) are divided into red and black cards. Red cards are Hearts and Diamonds; black cards are Spades and Clubs. The ranking of red and black cards is: Red 10 &gt; Red 2 &gt; Red A &gt; Red K &gt; Red Q &gt; Red J &gt; Black 10 &gt; Black 9 &gt; Black 8 &gt; Black 7 &gt; Black 6. (Chen Chunxiang, He Yuyang)</text:p>
      <text:p text:style-name="Standard"/>
      <text:p text:style-name="Standard">○● 红十</text:p>
      <text:p text:style-name="Standard">红十是一项四到六人参与的扑克牌游戏,主要流行于东北地区。该游</text:p>
      <text:p text:style-name="Standard">戏分两方进行对战,持有红十牌(红桃10或方块10)的玩家一队,其余 的玩家一队。</text:p>
      <text:p text:style-name="Standard">游戏过程</text:p>
      <text:p text:style-name="Standard">无论是四个、五个还是六个人玩,红十都只使用一副牌,四人玩时要 去掉大王、小王、牌3、牌4和牌5;五人玩时,要去掉牌3;六人玩时, 不用去掉任何牌即可游戏。</text:p>
      <text:p text:style-name="Standard">发牌。第一局由任意一个玩家洗牌,并从该玩家开始按照逆时针方 向摸牌,直到把所有的牌都摸完为止。从第二局开始,由上一局赢的玩家 洗牌并从该玩家开始按照逆时针方向摸牌。</text:p>
      <text:p text:style-name="Standard">2.行牌。</text:p>
      <text:p text:style-name="Standard">(1)行牌前, 持有红十牌的玩家可以选择亮红牌10,也可以选择不亮。 亮出红牌10的称为明打,未亮牌则称为暗打。如果有玩家手上有三张同点 数的牌,那么该玩家可以以这三张同点数来强制红10牌持有者亮牌。</text:p>
      <text:p text:style-name="Standard">(2)亮牌环节过后,由手中有红桃6的玩家开始出牌,该玩家可以选 择出任意牌型。接着,按照逆时针方向,由下一个玩家出牌。</text:p>
      <text:p text:style-name="Standard"><text:soft-page-break/>(3)接风:两张红十牌都亮出来的情况下,其中有玩家出完牌,而他 的下家没有同牌型出,因此可以从该出完牌的玩家的逆时针方向的顺势下 一个玩家出牌,这个玩家可以出任意牌型的牌。</text:p>
      <text:p text:style-name="Standard">(4)游戏直到玩家出完手中的牌为止。最先出完的玩家为赢家。</text:p>
      <text:p text:style-name="Standard">3.各牌型及大小。</text:p>
      <text:p text:style-name="Standard">(1)单牌:一次只下一张牌。单牌的大小为:3-4&lt;5&lt;6&lt;7&lt;8</text:p>
      <text:p text:style-name="Standard">牌的大小与花色无关。</text:p>
      <text:p text:style-name="Standard">(2)对牌:一次下两张同点数的牌,如22。牌的大小与单牌规则一样。</text:p>
      <text:p text:style-name="Standard">(3)三张:一次下三张一样点数的牌,如333。也可出连着的三对三张牌,</text:p>
      <text:p text:style-name="Standard">如333444555。牌的大小与单牌规则一样。</text:p>
      <text:p text:style-name="Standard">(4)四张:玩的时候,一次下四张同点数的牌,如3333。牌的大小</text:p>
      <text:p text:style-name="Standard">与单牌规则一样。</text:p>
      <text:p text:style-name="Standard">(5)双红十:一张红桃10和一张方块10组成的牌型。双红十&gt;单牌、 对牌、三张、四张。</text:p>
      <text:p text:style-name="Standard">(6)各牌型中,双红十是最大的,其余牌型是不能互相比较大小的, 它们都只能跟自身牌型比较大小。其中,四种花色(黑桃、红桃、梅花、方块) 分为红牌和黑牌。红牌为红桃和方块,黑牌为黑桃和梅花。红黑牌的大小为: 红 10 &gt;红 2 &gt;红 A&gt;红K&gt;红Q&gt;红J&gt;黑10&gt;黑9&gt;黑8&gt;黑7&gt;黑6。 (陈春香 何雨阳)</text:p>
      <text:p text:style-name="Standard"/>
      <text:p text:style-name="P8">○● Digging the Pit</text:p>
      <text:p text:style-name="P3">Digging the Pit is a poker card game for three to four players, primarily popular in Shaanxi Province. Its gameplay resembles Landlord or Digging the Earth, featuring two opposing teams. Players bid points to determine the “pit digger,” hence the name.</text:p>
      <text:p text:style-name="P3">Game Process ®</text:p>
      <text:p text:style-name="P3">The game uses a standard deck of 52 cards, excluding the two Jokers.</text:p>
      <text:p text:style-name="P3">Dealing Cards. Any player shuffles the deck. Starting from that player, each player draws one card counterclockwise until only four cards remain. These four cards form the “pit” or foundation.</text:p>
      <text:p text:style-name="P3">Bidding. Bidding can be either open or mandatory. Mandatory conditions apply if a player holds three 3s, four 3s, or two 3s plus two 2s—that player automatically becomes the Pit Digger without further bidding. If no player holds these combinations, bidding begins with the shuffler. The highest bidder becomes the Pit Digger. Bids can be 1, 2, or 3 points. If a player bids 3 points directly, they become the Pit Digger. If no one bids, the player holding the lowest heart card is designated as the Pit Digger.</text:p>
      <text:p text:style-name="P3">Play. After determining the Digger, the remaining four cards in the wall become the Digger's property. The player holding the 4 of Hearts leads the first trick, playing any valid card type. Subsequent players must play the same card type as the previous player. If unable to play that type, they may pass. Play continues until all players have discarded all their cards. The first player to discard all their cards wins.</text:p>
      <text:p text:style-name="P3">Card Types and Rankings</text:p>
      <text:p text:style-name="P3">Single Card: Play one card at a time. Rankings: 4-5 &lt; 6 &lt; 7 &lt; 8 &lt; 9 &lt; 10</text:p>
      <text:p text:style-name="P3">&lt; J &lt; Q &lt; K &lt; A &lt; 2 &lt; 3.</text:p>
      <text:p text:style-name="P3">1 Qu Zhigang. Collection of Poker Game Rules [M]. Beijing: Golden Shield Press, 2007: 188-191.</text:p>
      <text:p text:style-name="P3">2 Pairs: Play two cards of the same rank at once, such as 22. Rank follows single card rules. 3 Consecutive Pairs: Play two pairs of consecutive ranks at once, such as 3344 or 5566. Rank order is: 3344 &gt; 4455; 4455 &gt; 5566.</text:p>
      <text:p text:style-name="P3">Three of a Kind: Play three cards of the same rank at once, e.g., 333. Rank follows single-card rules.</text:p>
      <text:p text:style-name="P3">Four of a Kind: Also called a bomb, play four cards of the same rank at once, e.g., 3333. Rank follows single-card rules.</text:p>
      <text:p text:style-name="P3">Only cards of the same type can be compared. For the same type, compare the rank of the cards; the higher rank wins.</text:p>
      <text:p text:style-name="P3">Scoring. The score called by the Pit Digger serves as the base score. If the Pit Digger wins the round, they earn 2 times the base score, while other players receive negative base scores. If the Pit Digger loses, they receive negative 2 times the base score, while other players receive the base score. (Chen Chunxiang, He Yuyang)</text:p>
      <text:p text:style-name="P3"/>
      <text:p text:style-name="P3">!!! <text:span text:style-name="T2">No run ?! Run of 2pairs ?! !!!</text:span></text:p>
      <text:p text:style-name="P3"/>
      <text:p text:style-name="P3">○● 挖坑</text:p>
      <text:p text:style-name="Standard">挖坑是一项三至四人参与的扑克牌游戏,主要流行于陕西地区。挖坑 的玩法类似于斗地主、锄大地,分两方对战,通过叫分来确定挖坑者,故 而得名。</text:p>
      <text:p text:style-name="Standard">游戏过程 ®</text:p>
      <text:p text:style-name="Standard">挖坑使用的牌具是一副去掉大、小王的普通扑克牌,共52张。</text:p>
      <text:p text:style-name="Standard">发牌。由任意玩家洗牌,然后从该玩家开始摸牌,按照逆时针方向, 每人每次摸一张牌,直至摸到剩下四张牌为止。剩下的四张牌作为底牌, 也即是“坑”。</text:p>
      <text:p text:style-name="Standard">2.叫分。叫分有自由叫分和硬性规定两种方式。硬性规定的条件是如 果一玩家手上有三张牌3或四张牌3或两张牌3加两张牌2,那么该玩家 即为“挖坑”者,不需要再进行叫分环节了。如果没有玩家手中有以上牌型, 那么从洗牌玩家开始叫分,叫分最高者为挖坑者。所叫分数可以是1分、2分、 3分。如果有玩家直接叫3分,那么该玩家即为挖坑者。如果都没有人叫分, 則規定持有最小红心牌的玩家为挖坑者。</text:p>
      <text:p text:style-name="Standard"><text:soft-page-break/>3.行牌。确定好挖坑者后,剩下的四张底牌即归挖坑者所有。然后, 由手中持有紅心4的玩家首先出牌,该玩家可以出任意牌型。下家要出与 上家相同牌型的牌。如没有该牌型,则可以选择不出牌。游戏到玩家都出 完手中的牌为止。先出完牌的玩家为最终的赢家。</text:p>
      <text:p text:style-name="Standard">4.各牌型及大小。</text:p>
      <text:p text:style-name="Standard">1 单牌:一次只下一张牌。单牌的大小为:4-5&lt;6&lt;7&lt;8&lt;9&lt;10</text:p>
      <text:p text:style-name="Standard">&lt;J&lt;Q&lt;K&lt;A&lt;2&lt;3。</text:p>
      <text:p text:style-name="Standard">1曲智纲 . 扑克牌玩法集锦 [M]. 北京:金盾出版社,2007: 188-191.</text:p>
      <text:p text:style-name="Standard">2对牌:一次下两张同点数的牌,如22。牌的大小与单牌规则一样。 3 连对:一次下两对数字连着的牌,如3344、5566。连对的大小类似为: 3344 4455; 44555566.</text:p>
      <text:p text:style-name="Standard">4 三张:一次下三张同样点数的牌,如333。牌的大小与单牌规则一样。</text:p>
      <text:p text:style-name="Standard">5 四张:又称炸弹,即一次下四张同点数的牌,如3333。牌的大小</text:p>
      <text:p text:style-name="Standard">与单牌规则一样。</text:p>
      <text:p text:style-name="Standard">6 只有同种牌型的牌才能比较大小,同种牌型主要比较其点数的大小,</text:p>
      <text:p text:style-name="Standard">点数大的则大。</text:p>
      <text:p text:style-name="Standard">计分。挖坑者所喊的分数为底分。如果该局游戏是挖坑者胜,那么 挖坑者所得的分数为2乘以底分,其余玩家的得分为负底分分数;如果是 挖坑者负,那么挖坑者的分数为负2乘以底分,其余玩家的分数为底分分数。 (陈春香 何雨阳)</text:p>
      <text:p text:style-name="Standard"/>
      <text:p text:style-name="P6">○● Three-Player Bidding</text:p>
      <text:p text:style-name="Standard">Three-Player Bidding is a poker game for three participants. The trump suit is determined through bidding, with the highest bidder becoming the trump holder and the other players acting as non-trump holders.</text:p>
      <text:p text:style-name="Standard">Game Process</text:p>
      <text:p text:style-name="Standard">Three-Player Bidding requires one standard deck of playing cards.</text:p>
      <text:p text:style-name="Standard">Dealing. In the first round, any player shuffles the deck. Starting from that player, each player draws one card clockwise until three cards remain. These three cards form the wall.</text:p>
      <text:p text:style-name="Standard">Play.</text:p>
      <text:p text:style-name="Standard">(1) Before the first round of play, bidding occurs. The player holding the 4 of Hearts initiates bidding. Each player may bid only once, offering “1 point,” “2 points,” or “3 points,” etc. Players may also pass. The highest bidder becomes the trump-holder, with others as non-trump players. From the second round onward, the previous round's winner begins bidding.</text:p>
      <text:p text:style-name="Standard">(2) After bidding, the player holding the 4 of Hearts leads the play. This player may play any card type. Subsequent players must play cards of higher rank than the previous player.</text:p>
      <text:p text:style-name="Standard">(3) The first player to discard all their cards wins the round.</text:p>
      <text:p text:style-name="Standard">Card Types and Rankings</text:p>
      <text:p text:style-name="Standard">(1) Single Card: Play one card at a time. Single card ranking: 4-5 &lt; 6 &lt; 7 &lt; 8 &lt; 9 &lt; 10 &lt; J &lt; Q &lt; K &lt; A &lt; 2 &lt; 3.</text:p>
      <text:p text:style-name="Standard">(2) Pair: Play two cards of the same rank, e.g., 22. Ranking follows single card rules. (3) Three of a Kind: Play three cards of the same rank, e.g., 333. Ranking follows single card rules.</text:p>
      <text:p text:style-name="Standard">(4) Straight: Three or more consecutive cards, e.g., 123 or 12345678910. Ranked according to single card rules.</text:p>
      <text:p text:style-name="P3">(5) Double Straight: Three or more consecutive pairs, e.g., 334455. Ranked according to single card rules. Compare the values of the larger cards; the higher one wins.</text:p>
      <text:p text:style-name="Standard">(6) Three Sequences: Two or more sets of three consecutive cards. Example: 333444. To determine the sequence's value,</text:p>
      <text:p text:style-name="Standard">compare the values of the larger cards; the higher one wins.</text:p>
      <text:p text:style-name="Standard">Scoring. During bidding, the trump-calling player's bid becomes the base score. When calculating final scores, each player's total points must be multiplied by the base score.</text:p>
      <text:p text:style-name="Standard">(1) If the trump-holder finishes first, they win. The trump-holder receives 2× base points, while other players each receive -1× base points.</text:p>
      <text:p text:style-name="Standard">(2) If another player finishes first, the trump-holder loses. The trump-holder receives -2× base points, while other players each receive 1× base points.</text:p>
      <text:p text:style-name="Standard">(3) If the leader holds the 4 of Hearts and finishes first while no other player has played a card, the leader's score is doubled. If either of the other two players holds the 4 of Hearts and the leader has not played any cards, all players' final scores are doubled.</text:p>
      <text:p text:style-name="Standard">(4) If a player feels their hand is poor and chooses to quit (discard and leave the game), that player will be penalized. The penalty is three times the base score.</text:p>
      <text:p text:style-name="Standard">player will be penalized 3 times the base score.</text:p>
      <text:p text:style-name="Standard">(5) If a player chooses to fold before bidding begins, they will be penalized 3 points.</text:p>
      <text:p text:style-name="Standard">(6) The scoring formula for each player is: Points = Base Score × Player Role Coefficient (Leader's coefficient is 2, other players' coefficient is 1).</text:p>
      <text:p text:style-name="Standard">(Chen Chunxiang, He Yuyang)</text:p>
      <text:p text:style-name="Standard"/>
      <text:p text:style-name="P4">Hypothese : <text:s/>deck 48 cards minus two 3s, one 2, one Ace</text:p>
      <text:p text:style-name="P3"><text:a xlink:type="simple" xlink:href="https://v.douyin.com/SZa-uB3Bi_A/" office:target-frame-name="_blank" xlink:show="new" text:style-name="Internet_20_link" text:visited-style-name="Visited_20_Internet_20_Link"><text:span text:style-name="T3">https://v.douyin.com/SZa-uB3Bi_A/</text:span></text:a><text:span text:style-name="T4"> <text:s/></text:span></text:p>
      <text:p text:style-name="P5"/>
      <text:p text:style-name="P3">○● 拐三</text:p>
      <text:p text:style-name="P3">拐三是一项三人参与的扑克牌游戏,通过叫分来确定拐主,叫分最大</text:p>
      <text:p text:style-name="P3">的为主,其他玩家则为闲家。</text:p>
      <text:p text:style-name="P3">游戏过程</text:p>
      <text:p text:style-name="P3"><text:soft-page-break/>拐三需要一副普通扑克牌。</text:p>
      <text:p text:style-name="P3">发牌。第一局由任意一个玩家洗牌,洗好牌之后,从该玩家开始按 照顺时针方向,每人每次摸一张牌,直到剩下3张牌为止。这三张牌留作</text:p>
      <text:p text:style-name="P3">底牌。</text:p>
      <text:p text:style-name="P3">2.行牌。</text:p>
      <text:p text:style-name="P3">(1)第一轮开始出牌之前,要先叫分。由手上有红桃4的玩家开始叫分, 每人只能叫一次分,可以叫“1分”“2分”或“3分”等。玩家也可以不叫分。 所叫分数最大者为主,其余玩家为闲家。从第二局开始,由上一局胜者</text:p>
      <text:p text:style-name="P3">开始叫分。</text:p>
      <text:p text:style-name="P3">(2)叫完分之后,由手中有红桃4的玩家先出牌。该玩家可以出任意</text:p>
      <text:p text:style-name="P3">牌型的牌。下家要出比上家大的牌。</text:p>
      <text:p text:style-name="P3">(3)先出完牌的人为此局游戏的赢家。</text:p>
      <text:p text:style-name="P3">3.各牌型及大小。</text:p>
      <text:p text:style-name="P3">(1)单牌:一次只下一张牌。单牌的大小为:4-5&lt;6&lt;7&lt;8&lt;9 &lt; 10&lt;J&lt;Q&lt;K&lt;A&lt;2&lt;3。</text:p>
      <text:p text:style-name="P3">(2)对牌:一次下两张同点数的牌,如22。牌的大小与单牌规则一样。 (3)三张: 一次下三张一样点数的牌,如333。牌的大小与单牌规则一样。</text:p>
      <text:p text:style-name="P3">(4)单顺:三张及三张以上数字相连的牌,如123,也可以 12345678910等。牌的大小与单牌规则一样。</text:p>
      <text:p text:style-name="P3">(5)双顺:三对或三对以上点数相连的对牌,如334455。牌的大小,</text:p>
      <text:p text:style-name="P3"/>
      <text:p text:style-name="P3">比较较大牌的大小,大者则大。</text:p>
      <text:p text:style-name="P3">(6)三顺:两个或两个以上点数相连的三张牌。如333444。牌的大小,</text:p>
      <text:p text:style-name="P3">比较较大牌的大小,大者则大。</text:p>
      <text:p text:style-name="P3">4.计分。叫分时,拐主所叫分数为底分,最后算分数时各个玩家的最</text:p>
      <text:p text:style-name="P3">终得分应乘以底分。</text:p>
      <text:p text:style-name="P3">(1)如果是拐主先出完牌,则是拐主胜,那么拐主得2×底分,其余 玩家各得 -1× 底分。</text:p>
      <text:p text:style-name="P3">(2)如果是其他玩家先出完牌,則是拐主负,那么拐主得 -2×底分, 其余玩家各得1×底分。</text:p>
      <text:p text:style-name="P3">(3)如果拐主手中有红桃4,且拐主先出完牌而其他玩家都未出一张牌, 則拐主得分乘以2;若其他两玩家其中有一人手中有红桃4,且拐主一张牌 都没出,那么各玩家最后得分再乘以2。</text:p>
      <text:p text:style-name="P3">(4)如果玩家觉得手上的牌不好,而选择逃跑(弃牌不玩),那么该</text:p>
      <text:p text:style-name="P3">玩家要被扣分,所扣分数是底分的3倍。</text:p>
      <text:p text:style-name="P3">(5)在各个玩家还未开始叫分时选择逃跑,那么该玩家要扣3分。</text:p>
      <text:p text:style-name="P3">(6)各个玩家的积分公式为:积分=底分×玩家身份系数(拐主的</text:p>
      <text:p text:style-name="P3">系数为2,其他玩家的系数为1)。</text:p>
      <text:p text:style-name="P3">(陈春香 何雨阳)</text:p>
      <text:p text:style-name="P8">● Guan Pai</text:p>
      <text:p text:style-name="P3">Guan Pai is a two-player card game primarily popular in the Jiangsu-Zhejiang region. The first player to discard all their cards wins.</text:p>
      <text:p text:style-name="P3">Gameplay</text:p>
      <text:p text:style-name="P3">The deck consists of 48 standard playing cards, excluding the two Jokers, all 3s, and one Ace.</text:p>
      <text:p text:style-name="P3">Deal Cards. Deal alternately, giving each player 16 cards, leaving 16 cards remaining.</text:p>
      <text:p text:style-name="P3">Play Cards. The player holding the 3 of Spades leads. If neither player holds the 3 of Spades, the player with the 4 of Spades leads, and so on.</text:p>
      <text:p text:style-name="P3">Card combinations in Guan Pai include: single cards, pairs, triplets, triplets with two pairs (e.g., 33344), Sister Pairs (e.g., 3344, 334455, 333444, 333444555), Straights (e.g., A23456, 678910, 10JQKA), Bombs (e.g., 3333, 3333+4, AAA+3).</text:p>
      <text:p text:style-name="P3">Additionally, the ranking of card values is: 2 &gt; A &gt; K &gt; Q &gt; J &gt; 10 &gt; 9 &gt; 8 &gt; 7</text:p>
      <text:p text:style-name="P3">6 &gt; 5 &gt; 4 &gt; 3.</text:p>
      <text:p text:style-name="P3">Bombs can trump any other hand. Among bombs, three Aces with a 1 is the strongest, followed by those with K, Q, J, 10, 9, 7, 6, 5, 4, and 3 respectively.</text:p>
      <text:p text:style-name="P3">The first player to discard all their cards wins the game.</text:p>
      <text:p text:style-name="P3">Link</text:p>
      <text:p text:style-name="P3">Three-Player Guan Pai. Guan Pai can also be played with three players. In a three-player game, the deck consists of 51 cards after removing both Jokers and one 2 of Spades. Cards are dealt evenly among the three players, with each receiving 17 cards. Beyond this, the card ranking order and hand rules are essentially the same as in two-player Guan Pai. (Chen Chunxiang, Li Qing)</text:p>
      <text:p text:style-name="P3">1</text:p>
      <text:p text:style-name="P3">Wang Min, Zeng Wen, Yu Le. 100 Interesting Poker Games from China and Abroad [M]. Hefei: Anhui Literature and Art Publishing House, 1989: 32.</text:p>
      <text:p text:style-name="P3"/>
      <text:p text:style-name="P3">○● 关牌</text:p>
      <text:p text:style-name="P3">关牌是一项主要流行于江浙一带的双人扑克牌游戏。在游戏过程中,</text:p>
      <text:p text:style-name="P3">谁先将手牌出完谁就取得了胜利。</text:p>
      <text:p text:style-name="P3">游戏过程</text:p>
      <text:p text:style-name="P3">关牌使用的牌具包括除去大王、小王、3个2、1个A后剩下的48张</text:p>
      <text:p text:style-name="P3">普通扑克牌。</text:p>
      <text:p text:style-name="P3">发牌。轮流发牌,每人16张,剩余 16 张牌。</text:p>
      <text:p text:style-name="P3">出牌。手里有黑桃3的玩家先行出牌,若双方手牌中都没有黑桃3, 換有黑桃4的玩家先出牌,以此类推。</text:p>
      <text:p text:style-name="P3">关牌的牌型包括:单张、对子、三张、三带二(如33344)、姐妹对 (如3344、334455、333444、333444555)、顺子(如A23456、678910、 10JQKA)、炸弹(如3333、3333+4、AAA+3)。</text:p>
      <text:p text:style-name="P3">此外,牌点的大小顺序为:2&gt;A&gt;K&gt;Q&gt;J &gt; 10 &gt; 9 &gt; 8 &gt;7</text:p>
      <text:p text:style-name="P3">&gt;6&gt;5&gt;4 &gt; 3。</text:p>
      <text:p text:style-name="P3">炸弹可以压制任何牌型,炸弹中,3个A带1为最大,其次依次为带K、 Q、J、10、9、7、6、5、4、3。</text:p>
      <text:p text:style-name="P3">游戏以最先将牌全部打出者为赢家。</text:p>
      <text:p text:style-name="P3">链接</text:p>
      <text:p text:style-name="P3">三人关牌。关牌也可以在三人间进行,三人游戏时,使用的牌具是去 掉双王、1张黑桃2后剩下的51张牌。发牌时,将51张牌平均分给3个玩家, 每人17 张。除此之外,牌的大小顺序和牌型规则与双人关牌基本相同。 (陈春香 李青)</text:p>
      <text:p text:style-name="P3">1</text:p>
      <text:p text:style-name="P3">1王民,曾文,余乐,中外趣味扑克100[M].合肥:安徽文艺出版社,1989:32.</text:p>
      <text:p text:style-name="P3">○</text:p>
      <text:p text:style-name="P8">○● Spy Hunt</text:p>
      <text:p text:style-name="P3">Spy Hunt, also known as “Catch the Black Queen,” is a card game played by three to four participants. Originating in the Shuimohé area east of Fangcheng County, Henan Province, it is now primarily popular throughout Henan. The Ace of Spades or King of Spades serves as the spy card; the player who draws it becomes the spy, while the others form the non-spy team—hence the name.</text:p>
      <text:p text:style-name="P3">Game Process ®</text:p>
      <text:p text:style-name="P3">The game uses a standard 54-card deck.</text:p>
      <text:p text:style-name="P3">Dealing Cards.</text:p>
      <text:p text:style-name="P3">(1) Any player shuffles the deck. Starting from that player, each player draws one card clockwise until all cards are dealt.</text:p>
      <text:p text:style-name="P3">(2) Pre-determine whether the Ace of Spades or King of Spades serves as the spy card. In a three-player game, the player drawing the Ace of Spades becomes the spy, while the King of Spades functions as a regular King. In a four-player game, either the Ace or King of Spades designates the spy. The spy may choose to reveal their identity immediately or remain concealed.</text:p>
      <text:p text:style-name="P3">Play</text:p>
      <text:p text:style-name="P3">(1) Play begins with the player who drew the 4 of Hearts. The first player may lead with any card type. Subsequent players must play cards of equal or higher rank.</text:p>
      <text:p text:style-name="P3">(2) If a player holds no card higher than the previous lead, they may pass.</text:p>
      <text:p text:style-name="P3">Card Types and Rankings.</text:p>
      <text:p text:style-name="P3">(1) Single Card: Play one card at a time. Rank order: 4 &lt; 5 &lt; 6 &lt; 7 &lt; 8 &lt; 9</text:p>
      <text:p text:style-name="P3">&lt; 10 &lt; J &lt; Q &lt; K &lt; A &lt; 2 &lt; 3 &lt; Small Joker &lt; Big Joker &lt; King of Spades &lt; Ace of Spades. (In three-player games, the King of Spades is treated as a regular King.)</text:p>
      <text:p text:style-name="P3">(2) Pair: Play two cards of the same rank simultaneously, e.g., 22. Pair ranking follows single card rules. In three-player games, the King pair is highest; in four-player games, the Agent pair is highest.</text:p>
      <text:p text:style-name="P3">1 Zhu Shujun, Folk Games [M]. Zhengzhou: Haiyan Publishing House, 1997:60-61,</text:p>
      <text:p text:style-name="P3">Compendium of Chinese Folk Games</text:p>
      <text:p text:style-name="P3">546</text:p>
      <text:p text:style-name="P3">(3) Straight: Three or more consecutive cards, such as 123 or 12345678910. The strength of a straight is determined by its highest card; the higher card wins.</text:p>
      <text:p text:style-name="P3">(4) Three of a Kind: Also called a “bomb,” this involves playing three cards of the same rank, such as 333. Its strength follows the same rules as single cards.</text:p>
      <text:p text:style-name="P3">(5) Four of a Kind: Also called a “bomb,” this is four cards of the same rank played together, such as AAAA. The strength is determined by the single card rule.</text:p>
      <text:p text:style-name="P3">(6) Three Plus One: Three identical cards can be paired with one single card, such as 8885. The strongest is 333 plus one single card.</text:p>
      <text:p text:style-name="P3">(7) Four with Two: Four identical cards may be paired with two single cards, e.g., JJJJ47. The highest is 3333 plus two single cards.</text:p>
      <text:p text:style-name="P3">(8) Hand Rankings: Bomb/Four with Two &gt; Three of a Kind with One Pair &gt; Single Cards, Pairs, Sequences.</text:p>
      <text:p text:style-name="P3">Determining the Winner. If the Spy is the first to play all their cards, they win. In the next round, all other players must pay them “tribute.” If the Spy is the last to play all their cards, they lose and must pay each remaining player one “tribute” in the next round. If the Spy finishes neither first nor last, it's a draw.</text:p>
      <text:p text:style-name="P3">(Chen Chunxiang, He Yuyang)</text:p>
      <text:p text:style-name="P3"/>
      <text:p text:style-name="P3">○● 提特务</text:p>
      <text:p text:style-name="P3">捉特务也叫捉黑老婆儿,是一项三至四人参与的扑克牌游戏。捉特务</text:p>
      <text:p text:style-name="P3">游戏源于河南省方城县城东水磨河一带,现今主要流行于河南地区。黑桃 A或黑桃K为特务牌,摸到的一方为特务,其他为非特务方,故而得名。</text:p>
      <text:p text:style-name="P3">游戏过程 ®</text:p>
      <text:p text:style-name="P3">捉特务使用的牌具是一副普通扑克牌,共54张。</text:p>
      <text:p text:style-name="P3"><text:soft-page-break/>发牌。</text:p>
      <text:p text:style-name="P3">(1)任意玩家洗牌,洗好牌后,从该玩家开始按照顺时针方向,每人 每次摸一张牌,直到牌摸完为止。</text:p>
      <text:p text:style-name="P3">(2)事先商定以黑桃A或黑桃K为特务。三人玩法,摸到黑桃A的 为特务,黑桃K为普通K;四人玩法,摸到黑桃A或黑桃K的为特务。特 务方可选择公开身份,也可选择暂时隐瞒。</text:p>
      <text:p text:style-name="P3">2.行牌。</text:p>
      <text:p text:style-name="P3">(1)由摸到红桃4的玩家开始出牌。先出牌的玩家可以出任意牌型的</text:p>
      <text:p text:style-name="P3">牌。下家要出比上家大的牌。</text:p>
      <text:p text:style-name="P3">(2) 如果有玩家手中没有比上家大的牌,则可以不出牌。</text:p>
      <text:p text:style-name="P3">3.各牌型及大小。</text:p>
      <text:p text:style-name="P3">(1)单牌:一次只下一张牌。单牌的大小为:4&lt;5&lt;6&lt;7&lt;8&lt;9</text:p>
      <text:p text:style-name="P3">&lt;10&lt;J&lt;Q&lt;K&lt;A&lt;2&lt;3&lt;小王&lt;大王&lt;黑桃K&lt;黑桃A。(三</text:p>
      <text:p text:style-name="P3">人玩法“黑桃K”是普通K)。</text:p>
      <text:p text:style-name="P3">(2)对牌:一次下两张同点数的牌,如22。牌的大小与单牌规则一样, 三人玩法王对最大,四人玩法特务对最大。</text:p>
      <text:p text:style-name="P3">1 朱叔君,民间游戏 [M]. 郑州:海燕出版社,1997:60-61,</text:p>
      <text:p text:style-name="P3">中国民间游戏总汇</text:p>
      <text:p text:style-name="P3">546</text:p>
      <text:p text:style-name="P3">(3)连牌:三张及三张以上数字相连的牌,如123,也可以 12345678910等。连牌的大小由最大点数的牌来比较,大者则大。</text:p>
      <text:p text:style-name="P3">(4)三张:又称为轰,一次下三张一样点数的牌,如333。牌的大小</text:p>
      <text:p text:style-name="P3">与单牌规则一样。</text:p>
      <text:p text:style-name="P3">(5)四张:又称炸,一次下四张同点数的牌,如AAAA。牌的大小与 单牌规则一样。</text:p>
      <text:p text:style-name="P3">(6)三带一:三张相同的牌可带一张单牌,如8885,最大 333 加一张 单牌。</text:p>
      <text:p text:style-name="P3">(7)四带二:四张相同的牌可带两张单牌,如JJJJ47,最大为 3333 加 两张单牌。</text:p>
      <text:p text:style-name="P3">(8)各牌型的大小:炸/四带二&gt;轰/三带一&gt;单牌、对牌、连牌。</text:p>
      <text:p text:style-name="P3">4.定输赢。如果特务第一个出完牌,则特务为赢家,下局开始其余玩 家都要向他“交粮”;如果特务是最后一个出完牌,则为输家,下局须向 其余玩家各交一张“公粮”;如果特务的名次不前不后,则为平局。</text:p>
      <text:p text:style-name="P3">(陈春香 何雨阳)</text:p>
      <text:p text:style-name="P3"/>
      <text:p text:style-name="P8">Black Ace</text:p>
      <text:p text:style-name="P3">Black Ace is a four-player card game primarily popular in Beijing, Hebei, and surrounding regions. Players sit opposite each other in two teams. Those holding the Black Aces (Ace of Spades and Ace of Clubs) form one team, while the others form the opposing team. If both Black Aces are held by a single player, a 1 vs. 3 scenario occurs.</text:p>
      <text:p text:style-name="P3">Gameplay ®</text:p>
      <text:p text:style-name="P3">The standard deck for Catch the Black A consists of a regular 40-card deck, excluding the two Jokers and the 2, 3, and 4 cards. In some regions, the 3, 4, and 5 cards are also removed.</text:p>
      <text:p text:style-name="P3">Dealing. The first round is shuffled by any player. From the second round onward, the player who finished first in the previous round shuffles and deals. After shuffling, the shuffler deals cards, giving each player one card at a time until all 40 cards are distributed. Each player now holds 10 cards.</text:p>
      <text:p text:style-name="P3">Play</text:p>
      <text:p text:style-name="P3">(1) The player holding the 5 of Hearts starts play. They declare counterclockwise whether they hold the Black Ace. Players who choose to reveal their identity will have their final scores doubled during scoring. The exact multiplier is decided by mutual agreement among players. The player holding the 5 of Hearts leads the first card.</text:p>
      <text:p text:style-name="P3">(2) Granting a Wind: If the previous player plays all their cards, the first player following them may ask others if they can play any card instead of matching the previous lead. If all following players agree, it's called “Granting a Wind.” If any player refuses, that player must play a card matching the previous lead's suit and rank.</text:p>
      <text:p text:style-name="P3">Card Combinations.</text:p>
      <text:p text:style-name="P3">(1) Nuclear Bomb: Simultaneously playing four Aces constitutes a Nuclear Bomb, which trumps all other combinations.</text:p>
      <text:p text:style-name="P3">(2) Rocket: Any set of four cards of the same rank, excluding four Aces.</text:p>
      <text:p text:style-name="P3">Shantang Culture, Playing Card Rules and Regulations [JM]. Beijing: China Pictorial Press, 2009; pp. 144-145.</text:p>
      <text:p text:style-name="P3">(3) Bomb: Three cards of the same rank.</text:p>
      <text:p text:style-name="P3">(4) Straight: Three or more consecutive cards, such as 567, 5678910JQK. When the number of cards is the same, compare the highest card; when the number of cards is different, the hand with more cards wins. (5) Double Sequence: Three or more pairs of consecutive cards, e.g., 556677, 5566778899. Ranked similarly to single sequences.</text:p>
      <text:p text:style-name="P3">(6) Pair: Two cards of the same rank, e.g., AA. Ranked like single cards, e.g., 55 &lt; 66.</text:p>
      <text:p text:style-name="P3">(7) Single Card: One card. Ranked as 5 &lt; 6 &lt; 7 &lt; 8 &lt; 9 &lt; 10 &lt; J &lt; Q &lt; K &lt; A.</text:p>
      <text:p text:style-name="P3">(8) Overall Hand Rankings: Nuclear Bomb &gt; Rocket &gt; Bomb &gt; Single Sequence &gt; Double Sequence &gt; Pair &gt; Single Card. 4. Determining Winners. Winners are not determined by the order of finishing. The first player to discard all cards is called the “First Emperor,” the second is the “Second Emperor,” the third is the “Third Emperor,” and the last player to discard is “captured.”</text:p>
      <text:p text:style-name="P3">(1) If the Black Ace is held by one player, three scenarios exist:</text:p>
      <text:p text:style-name="P3">First: If the Black Ace holder is the First Emperor, all three opponents are captured, and the Black Ace side wins. Second: If the Black Ace player finishes last and is captured, the Black Ace team loses.</text:p>
      <text:p text:style-name="P3">Third: If the Black Ace player is neither the First Emperor nor captured, it's a draw.</text:p>
      <text:p text:style-name="P3">(2) If the Black Ace is split between two players:</text:p>
      <text:p text:style-name="P3">First: Both are captured. If the Black Ace players finish third and fourth, the Black Ace team loses. If Black A is the First Emperor and Second Emperor, Black A wins. Second: One is captured. If the two Black A holders are the First Emperor and Third Emperor, Black A wins. If Black A is the Second Emperor and captured, Black A loses.</text:p>
      <text:p text:style-name="P3">Third: Draw. If one Black A holder is the First Emperor and the other is captured, it's a draw. If Black A is held by the Second Emperor and Third Emperor, both sides draw.</text:p>
      <text:p text:style-name="P3">(3) Spring: If all cards of one side are captured before any card is played, the opposing side achieves Spring, doubling all final scores or losses.</text:p>
      <text:p text:style-name="P3"><text:soft-page-break/>(4) Surrender: If only one player holds Black A and surrenders during the first round,</text:p>
      <text:p text:style-name="P3">loses 3 points, while each other player gains 1 point. If two players hold the Black Ace and one declares surrender,</text:p>
      <text:p text:style-name="P3">the surrendering player loses 3 points, while each other player gains 1 point.</text:p>
      <text:p text:style-name="P3">Scoring.</text:p>
      <text:p text:style-name="P3">(1) When the Black Ace is held by one player: The Black Ace wins, the Black side gains 6 points, and each opponent loses 2 points;</text:p>
      <text:p text:style-name="P3">Chinese Folk Games Collection</text:p>
      <text:p text:style-name="P3">544</text:p>
      <text:p text:style-name="P3">Black A loses, Black loses 6 points, and each opponent gains 2 points.</text:p>
      <text:p text:style-name="P3">(2) When Black A is held by two players: If both are captured, the winning side gains 2 points each, and the losing side loses 2 points each. If only one is captured, the winning side gains 1 point each, and the losing side loses 1 point each.</text:p>
      <text:p text:style-name="P3">(3) Players declaring possession of Black A at game start have their scores doubled (both gains and losses), up to a maximum quadruple multiplier. The player with the highest score wins. (Chen Chunxiang, He Yuyang)</text:p>
      <text:p text:style-name="P3"/>
      <text:p text:style-name="P3">捉黑 A</text:p>
      <text:p text:style-name="P3">捉黑A是一项四人参与的扑克牌游戏,主要流行于北京、河北等地区。 四个玩家两两相对而坐,分两队作战。其中,拿到黑A(黑桃A和梅花A) 的玩家为一队,没拿到黑A的玩家为一队。如果两张黑A同时在一个玩家 手里,那么就会形成1对3的局面。</text:p>
      <text:p text:style-name="P3">游戏过程 ®</text:p>
      <text:p text:style-name="P3">捉黑A使用的牌具一般是一副去掉大、小王及牌2、牌3、牌4的普 通扑克牌,共40张。也有些地区是去掉大、小王及牌3、牌4、牌50</text:p>
      <text:p text:style-name="P3">1.发牌。第一局由任意玩家洗牌。从第二局开始由上一局最先出完牌 的玩家洗牌并发牌。洗完牌后,由洗牌的玩家开始摸牌,每人每次摸一张牌, 直到把 40 张牌提完,此时每人手上有 10 张牌。</text:p>
      <text:p text:style-name="P3">2.行牌。</text:p>
      <text:p text:style-name="P3">(1)由拿到紅桃5的玩家开始逆时针声明自己是否持有黑A,选择声 明自己身份的玩家,在最后计算分数时分数要翻倍,翻多少倍由玩家商量 决定。由持有红桃5的玩家第一个出牌。</text:p>
      <text:p text:style-name="P3">(2)给风:如果上家出完手上的牌,其第一个下家可以问其他玩家可 不可以不顺着上家的牌出牌,而是根据自己的需要随便下牌。若下家都无 异议,叫给风;如果有下家不给风,则该下家需按照上家所出牌型出牌。</text:p>
      <text:p text:style-name="P3">3.牌型。</text:p>
      <text:p text:style-name="P3">(1)核弹:同时下四张牌A称为核弹,比其他牌型都大。</text:p>
      <text:p text:style-name="P3">(2)火箭:除了四张牌A外的其他组成同点数的四张牌。</text:p>
      <text:p text:style-name="P3">1膳书堂文化、扑克牌批法与规则 JM]. 北京:中国画报出版社,2009;144-145</text:p>
      <text:p text:style-name="P3">(3)炸弹:三张同点数的牌。</text:p>
      <text:p text:style-name="P3">(4)单连牌:三张及以上点数相连的牌,如567、5678910JQK。张数</text:p>
      <text:p text:style-name="P3">相同时比较最大那张牌的大小,牌大的则大;张数不同时,张数多的为大。 (5)双连牌:三对及以上点数相连的牌,如556677、5566778899。大 小同单连牌。</text:p>
      <text:p text:style-name="P3">(6)对牌:两张同点数的牌,如AA。其大小与单牌一样,如55&lt; 66。</text:p>
      <text:p text:style-name="P3">(7)单牌:一张牌。其大小为5&lt;6&lt;7&lt;8&lt;9&lt; 10 &lt; J &lt; Q&lt;K &lt;A</text:p>
      <text:p text:style-name="P3">(8)各牌型大小:核弹&gt;火箭&gt;炸弹&gt;单连牌&gt;双连牌&gt;对牌&gt;单牌。 4.定输赢。按照出完牌的順序未定输赢。第一个出完牌的玩家叫“头 皇”,第二个出完牌的玩家叫“二皇”,第三个出完牌的玩家叫“三皇”, 最后一个出完牌的玩家“被捉”</text:p>
      <text:p text:style-name="P3">(1)如果黑A在一个玩家手中,情况有三种:</text:p>
      <text:p text:style-name="P3">第一种:持有黑A的玩家是头皇,那其他三个玩家均被捉,黑A方胜; 第二种:黑A方最后出完牌被捉,则黑A方负。 第三种:黑A既不是头皇也未被捉,那么是平局。</text:p>
      <text:p text:style-name="P3">(2) 如果黑A 分别在两个人手中,则有三种情况:</text:p>
      <text:p text:style-name="P3">第一种:都被捉,此时持有黑A的两个玩家分别是第三、第四个下完 手中的牌,那么黑A方负。如果黑A方分别是头皇和二皇,那么黑A方胜。 第二种:捉一个,即持有黑A的两个玩家分别是头皇和三皇时,黑A 方胜。如果黑A分别是二皇和被捉,那么黑A输。</text:p>
      <text:p text:style-name="P3">第三种:平局,如果黑A一方是头皇,另一方被捉,是平局;如果黑 A方是二皇和三皇,双方平局。</text:p>
      <text:p text:style-name="P3"><text:soft-page-break/>(3)春天:任意一方全部被捉,并且此时还未出任何一张牌时,那么 此时是另一方的春天,最终的得分或失分都要翻倍。</text:p>
      <text:p text:style-name="P3">(4)投降:在第一轮出牌时,只有一人持有黑A且宣布投降,那么黑</text:p>
      <text:p text:style-name="P3">A方失3分,其他玩家各得1分。如果有两个人持有黑A, 其中一人宣布投降,</text:p>
      <text:p text:style-name="P3">那么宣布投降的玩家失3分,其他玩家各得1分。</text:p>
      <text:p text:style-name="P3">5.计分。</text:p>
      <text:p text:style-name="P3">(1)黑A 在一个人手上时:黑A胜,黑方得6分,对方每人失2分;</text:p>
      <text:p text:style-name="P3">中国民间游戏总汇</text:p>
      <text:p text:style-name="P3">544</text:p>
      <text:p text:style-name="P3">黑A负,黑方失6分,对方每人得2分。</text:p>
      <text:p text:style-name="P3">(2)黑A在两个人手上时:都被捉的情况下,胜的一方每人得2分, 负的一方每人失2分。只捉一个的情况下,胜的一方每人得1分,输的一</text:p>
      <text:p text:style-name="P3">方每人失1分。</text:p>
      <text:p text:style-name="P3">(3)游戏刚开始时声明自己是否持有黑A的玩家分教翻倍(不管是得 分还是失分都要翻倍),最多可以翻四倍。分数最高的玩家为最后的赢家。 (陈春香 何雨阳)</text:p>
      <text:p text:style-name="P3"/>
      <text:p text:style-name="P8">●Upstream Race</text:p>
      <text:p text:style-name="P3">Upstream Race is a popular poker game in Yiling, Hubei Province, typically played by 4 to 6 people. Its gameplay resembles Run Fast, where victory is determined by the order in which players discard all their cards. However, Upstream Race features simpler rules than Run Fast, contributing to its wider popularity.</text:p>
      <text:p text:style-name="P3">Gameplay</text:p>
      <text:p text:style-name="P3">Players may use either one or two decks of cards, depending on the number of participants, and remove both Jokers.</text:p>
      <text:p text:style-name="P3">Drawing Cards. After shuffling, each player draws one card. The player with the highest card becomes the dealer. The dealer then deals cards clockwise until all cards are distributed.</text:p>
      <text:p text:style-name="P3">Playing Cards. In Upstream, the suit hierarchy is Spades &gt; Hearts &gt; Clubs &gt; Diamonds. The card rank order is 2 &gt; A &gt; K &gt; Q &gt; J &gt; 10 &gt; 9 &gt; 8 &gt; 7 &gt; 6 &gt; 5 &gt; 4 &gt; 3. Play begins with the dealer or the first player holding the 3 of Diamonds, who may lead any suit. Subsequent players follow clockwise. If a player cannot match the suit led, they signal to the next player to lead. Play continues until no one can match the suit led, at which point the winner of that round leads again. The player who discards all cards first becomes the leader. Play continues clockwise until one player holds all remaining cards, becoming the</text:p>
      <text:p text:style-name="P3">last player.</text:p>
      <text:p text:style-name="P3">Tribute. The leader receives tribute from the last player. Specifically, after the first round ends, the last player shuffles the deck, and the leader draws first. After drawing, the last player must tribute their highest card to the winner. After receiving tribute, the winner must return one card to the last player, who then leads the next round.</text:p>
      <text:p text:style-name="P3">Additionally, the first player may lead with singles, pairs, consecutive pairs, triplets, or quadruplets. The next player must follow suit with the same card type; otherwise, play passes to the following player. For suits, same-suit cards are higher than mixed-suit cards. A high mixed-suit pair cannot beat a low same-suit pair, but it can beat a mixed-suit pair of lower rank.</text:p>
      <text:p text:style-name="P3">(Li Qing)</text:p>
      <text:p text:style-name="P3">8 Yichang City Yiling District Senior Citizens Sports Association, Folk Sports Projects Signing Ceremony JM] Yichang: Printed by Yichang Xinyuan Industry &amp; Trade Co., Ltd., 2010.</text:p>
      <text:p text:style-name="P3">541</text:p>
      <text:p text:style-name="P3">Board Games Volume • Card Games</text:p>
      <text:p text:style-name="P3">(5) After the trump suit is declared, other players may challenge the declaration. To do so, the challenging player must hold at least one additional card of the same trump suit rank as the declared trump. For example: - If Player A declares the 3 of Hearts and holds only one 3 of Hearts, - Player B can challenge by holding two 3s of Spades to change the trump suit.</text:p>
      <text:p text:style-name="P3">(6) If a player holds three Big Jokers or three Small Jokers, they may declare any suit as trump. The trump-declaring power of three Big Jokers is greater than that of three Small Jokers.</text:p>
      <text:p text:style-name="P3">Zhi Gang, Collection of Playing Card Games [M]. Beijing: Jin Yong Publishing House, 2007:211-214.</text:p>
      <text:p text:style-name="P3">Compendium of Chinese Folk Games</text:p>
      <text:p text:style-name="P3">452</text:p>
      <text:p text:style-name="P3">打滚子</text:p>
      <text:p text:style-name="P3">打滚子是一项四人参与的扑克牌游戏,起源于大连,流行于辽宁地区。 打滚子由升级演变而来,与升级不同的是,打滚子中的底牌可以放王牌, 在游戏结束后还有进贡的环节。</text:p>
      <text:p text:style-name="P3">游戏过程 P</text:p>
      <text:p text:style-name="P3">打滚子使用的牌具为三副普通扑克牌,共 162 张。</text:p>
      <text:p text:style-name="P3">1.发牌。第一局由任意玩家洗牌,洗好牌后,从该玩家开始顺时针摸 牌,每人每次摸一张牌,留6张牌作为底牌。每个玩家有 39 张牌。</text:p>
      <text:p text:style-name="P3">2.亮主。</text:p>
      <text:p text:style-name="P3">(1)打浪子类似于升级游戏,它需要从3开始打起,因此第一局游戏 的主牌为牌3,摸到牌3的玩家可以根据自己手中的牌选择亮主牌。每一 局游戏主打哪级,则对应点数的牌为主牌。</text:p>
      <text:p text:style-name="P3">(2)所亮主牌的花色即为此局游戏的主牌,其余花色则为副牌(除了 大、小王牌)。</text:p>
      <text:p text:style-name="P3"><text:soft-page-break/>(3)亮主牌的一方为庄家,也称为守分方;另一方则为抢分方。</text:p>
      <text:p text:style-name="P3">(4)如果没有人亮主,那么可以让双方各从底牌中抽一张牌比大小, 大的牌则作为主牌的花色,抽到较大牌的一方则为庄家。</text:p>
      <text:p text:style-name="P3">(5)亮主牌之后,其他玩家也可根据自己的牌再次亮主。条件是再次 亮主的玩家手中必須有比亮过主牌的玩家多一张同点数主牌的牌。也就是 说,如果上家亮了一张红桃3,且他手中也只有一张红桃3;那么下家如果 有两张梅花3即可再次亮主,以改变主牌的花色。</text:p>
      <text:p text:style-name="P3">(6)如果一个玩家手中有三个大王或三个小王,那么该玩家可以叫任 意花色为主牌。三个大王的叫主权力比三个小王的叫主权力大。</text:p>
      <text:p text:style-name="P3">1面智纲、扑克牌玩法集锦 [M]. 北京:金庸出版社,2007:211-214.</text:p>
      <text:p text:style-name="P3">中国民间游戏总汇</text:p>
      <text:p text:style-name="P3">452</text:p>
      <text:p text:style-name="P8">Big Two</text:p>
      <text:p text:style-name="P3">Big Two is a four-player poker game known as “Chu Da Di” in Hong Kong. The game designates the 2 as the highest card, hence its name.</text:p>
      <text:p text:style-name="P3">Gameplay</text:p>
      <text:p text:style-name="P3">Big Two uses a standard 52-card deck, excluding both Jokers.</text:p>
      <text:p text:style-name="P3">Dealing. Any player shuffles and deals one card to each player until all 13 cards are distributed.</text:p>
      <text:p text:style-name="P3">Playing.</text:p>
      <text:p text:style-name="P3">(1) The player holding the 3 of Diamonds leads the first card, which must include the 3 of Diamonds.</text:p>
      <text:p text:style-name="P3">(2) The next player must play cards of the same rank and suit that are higher than the previous player's cards.</text:p>
      <text:p text:style-name="P3">(3) If the next player cannot match the previous player's suit and rank, they may pass.</text:p>
      <text:p text:style-name="P3">Card Types and Rankings</text:p>
      <text:p text:style-name="P3">(1) Single Card: A single card. Rank order: 2 &gt; A &gt; K &gt; Q &gt; J &gt; 10 &gt; 9 &gt; 8 &gt; 7 &gt; 6 &gt; 5 &gt; 4 &gt; 3. If cards have the same rank, compare their suits. Suit ranking: Spades &gt; Hearts &gt; Clubs &gt; Diamonds.</text:p>
      <text:p text:style-name="P3">(2) Pair: Two cards of the same rank. Pair ranking follows single card rules.</text:p>
      <text:p text:style-name="P3">(3) Straight: Five consecutive cards, e.g., A-2-3-4-5. Among these, A-2-3-4-5 is the lowest, while</text:p>
      <text:p text:style-name="P3">23456 is the highest. Straights only go up to 10, J, Q, K, A; there is no J, Q, K, A, 2. If two players play straights of equal rank, the suit of the highest card in the straight determines the winner.</text:p>
      <text:p text:style-name="P3">(4) Flush: Five cards of the same suit, such as 2 of Spades, 3 of Spades, 7 of Spades, 9 of Spades,</text:p>
      <text:p text:style-name="P3">Q of Spades.</text:p>
      <text:p text:style-name="P3">(5) Full House: Three cards of one rank plus a pair.</text:p>
      <text:p text:style-name="P3">(6) Four of a Kind: Four cards of the same rank plus any single card.</text:p>
      <text:p text:style-name="P3">Scoring. The game concludes when one player has played all their cards. Final scores are determined by each player's hand ranking and the number of points accumulated.</text:p>
      <text:p text:style-name="P3">The remaining cards in a player's hand are closely related, and their scoring rules are as follows:</text:p>
      <text:p text:style-name="P3">(1) First, determine how many cards the player has remaining. If the player has X cards left:</text:p>
      <text:p text:style-name="P3">If X &lt; 8, the player's score is X.</text:p>
      <text:p text:style-name="P3">If 8 ≤ X &lt; 10, the player's score is 2 × X.</text:p>
      <text:p text:style-name="P3">If 10 ≤ X &lt; 13, the player's score is 3 × X.</text:p>
      <text:p text:style-name="P3">If X = 13, the player's score is 4 × X.</text:p>
      <text:p text:style-name="P3">(2) Next, check if the player holds any 2s. If present and the player has 8 or more cards remaining, multiply their score by 2.</text:p>
      <text:p text:style-name="P3">(3) The scores calculated in steps (1) and (2) are not final. Apply the following formula:</text:p>
      <text:p text:style-name="P3">Final Score = Total Points of Other Players - 3 × Player's Own Points.</text:p>
      <text:p text:style-name="P3">For example, using A, B, C, and D to represent the four players, Player A's final score is:</text:p>
      <text:p text:style-name="P3">Player A's final score = (Player B's card score + Player C's card score + Player D's card score) - 3 × Player A's card score.</text:p>
      <text:p text:style-name="P3">(Chen Chunxiang, He Yuyang)</text:p>
      <text:p text:style-name="P3"/>
      <text:p text:style-name="P3">○● 大老二</text:p>
      <text:p text:style-name="P3">大老二是一项四人扑克游戏,在香港地区叫锄大地。该游戏规定牌2</text:p>
      <text:p text:style-name="P3">最大,故得名。</text:p>
      <text:p text:style-name="P3">游戏过程</text:p>
      <text:p text:style-name="P3">大老二需使用一副扑克牌,去掉大、小王,共52张。</text:p>
      <text:p text:style-name="P3">发牌。由任意玩家洗牌并发牌,每人每次发一张牌,直到牌发完为</text:p>
      <text:p text:style-name="P3">止,每人手上有13 张牌。</text:p>
      <text:p text:style-name="P3">2.行牌。</text:p>
      <text:p text:style-name="P3">(1)由手上有方块3的玩家先出牌,出的牌必须含有方块 3。</text:p>
      <text:p text:style-name="P3">(2)下家在出牌时,要出比上家大的同张数同牌型的牌。</text:p>
      <text:p text:style-name="P3">(3)如果上家出的牌下家没有同等牌型来跟的话,可以选择不出牌。</text:p>
      <text:p text:style-name="P3">牌型及大小。</text:p>
      <text:p text:style-name="P3"><text:soft-page-break/>(1)单牌:即只有一张牌,各牌的大小为:2&gt;A&gt;K&gt;Q&gt;J&gt;</text:p>
      <text:p text:style-name="P3">10 &gt; 9 &gt; 8 &gt; 7&gt;6&gt;5&gt;4&gt;3。如果牌的点数相同,则要比牌的花色</text:p>
      <text:p text:style-name="P3">大小。各牌花色大小为:黑桃&gt;红桃&gt;梅花&gt;方块。</text:p>
      <text:p text:style-name="P3">(2)对牌:两张点数相同的牌。对牌的大小同单牌一样。</text:p>
      <text:p text:style-name="P3">(3)顺牌:五张数字相连的牌,如A2345。其中,A2345 最小,而</text:p>
      <text:p text:style-name="P3">23456 最大。顺牌只到10、J、Q、K、A,没有J、Q、K、A、2。如果两 玩家所出順牌的点数相同,则要比最大那张顺牌的花色大小。</text:p>
      <text:p text:style-name="P3">(4)同花牌:5张花色相同的牌,如黑桃2、黑桃3、黑桃7、黑桃、9、</text:p>
      <text:p text:style-name="P3">黑桃Q。</text:p>
      <text:p text:style-name="P3">(5)葫芦牌:3张点数一样的牌,再加上一个对牌。</text:p>
      <text:p text:style-name="P3">(6)铁只牌:4张点数一样的牌,再加上任意一张牌。</text:p>
      <text:p text:style-name="P3">4.计分。游戏过程直到有玩家出完手上的牌才算结束。最终分数与各</text:p>
      <text:p text:style-name="P3"/>
      <text:p text:style-name="P3">玩家手上的剩牌有密切联系,其算分规则如下:</text:p>
      <text:p text:style-name="P3">(1) 首先,要看玩家手上剩下几张牌。若玩家所剩X张牌,如果X&lt;8,</text:p>
      <text:p text:style-name="P3">那么玩家的牌分为X;如果8≤X&lt;10,那么玩家的牌分为2×X;如果 10 ≤ X &lt; 13,那么玩家的牌分为3×X;如果X=13,那么玩家的牌分为</text:p>
      <text:p text:style-name="P3">4×X。</text:p>
      <text:p text:style-name="P3">(2)其次,要看玩家手上是否有牌2,如果有牌2并且手上剩的牌</text:p>
      <text:p text:style-name="P3">大于等于8的话,该玩家的分数要再乘以2。</text:p>
      <text:p text:style-name="P3">(3)再次,按照上面两步所算分数还不是各玩家的最终分数,还要根 据以下公式来计算:自己的最终分数=其他玩家的牌分之和-3倍自己的 牌分。</text:p>
      <text:p text:style-name="P3">比如,用A、B、C、D来代表四个玩家,那么A玩家的最终分数为:</text:p>
      <text:p text:style-name="P3">玩家A的最终分数 = (B玩家的牌分+C玩家的牌分+D 玩家的牌</text:p>
      <text:p text:style-name="P3">分)-3×A玩家的牌分。</text:p>
      <text:p text:style-name="P3">(陈春香 何雨阳)</text:p>
      <text:p text:style-name="P9"/>
      <text:p text:style-name="P3">○● Big A</text:p>
      <text:p text:style-name="P3">Big A is a five-player poker game primarily popular in Inner Mongolia.</text:p>
      <text:p text:style-name="P3">Gameplay</text:p>
      <text:p text:style-name="P3">Big A requires two standard decks of playing cards. The first Ace revealed during the draw becomes the Big Ace. The player who reveals the Big Ace forms one team, while the other three players form the opposing team. The first team to play all their cards wins.</text:p>
      <text:p text:style-name="P3">Dealing. Any player may shuffle and deal the cards. Dealing proceeds clockwise, with one card dealt to each player until both decks are exhausted. During dealing, any player may reveal an Ace from their hand. If no Ace is revealed, the first player to receive the Ace of Hearts automatically becomes the Big Ace holder.</text:p>
      <text:p text:style-name="P3">Play</text:p>
      <text:p text:style-name="P3">(1) The player holding the Big Ace leads the first card. The first player may freely choose any card type to lead. Play proceeds clockwise. Each subsequent player may either play a card of a higher rank than the previous lead or pass (i.e., not play a card).</text:p>
      <text:p text:style-name="P3">(2) One round is completed when all four players have led once (some players may choose not to play a card).</text:p>
      <text:p text:style-name="P3">The player who led the highest card in that round starts the next round.</text:p>
      <text:p text:style-name="P3">(3) When one player depletes their hand, that player wins and the round ends.</text:p>
      <text:p text:style-name="P3">Card Rankings</text:p>
      <text:p text:style-name="P3">(1) Single Card: Play one card at a time. Rankings: 4-5 &lt; 6 &lt; 7 &lt; 8 &lt; 9 &lt; 10 &lt; J &lt; Q &lt; K &lt; A &lt; 2 &lt; 3 &lt; Small Joker &lt; Big Joker &lt; Ace.</text:p>
      <text:p text:style-name="P3">(2) Pair: Also called a pair, played by placing two cards of the same rank, e.g., 22. Ranking follows the same rules as single cards.</text:p>
      <text:p text:style-name="P3">(3) Dragon: Three or more consecutive cards. When comparing strength, the lowest card determines the rank.</text:p>
      <text:p text:style-name="P3">Example: 456 &lt; QKA.</text:p>
      <text:p text:style-name="P3">(4) Triplets: Playing three cards of the same rank at once, such as 333. Rank follows single card rules.</text:p>
      <text:p text:style-name="P3">(5) Quadruplets: Playing four or six cards of the same rank at once, such as 3333 or 333333. Rank follows single card rules.</text:p>
      <text:p text:style-name="P3">(6) Jokers: The Big Joker is greater than the Small Joker. Only Big Triplets are greater than a single Joker. A single Joker can only be compared to single cards, and it is greater than all single cards.</text:p>
      <text:p text:style-name="P3">(7) Double Jokers: Any combination of two Jokers. Double Jokers &gt; Single cards, pairs, triplets, big triplets, and double dragons. (8) Four of a Kind: The smallest single card, but it can capture other players' sets or large sets for reuse. A single 4 can only be played as the smallest card or in a dragon sequence. Two 4s can capture another player's set; three 4s can capture another player's four-card large set; four 4s can capture another player's five-card large set. For example, if the player to your left plays a large set of five 5s, the next player can use four 4s in their hand to take that large set.</text:p>
      <text:p text:style-name="P3">(9) Consecutive Sets: Three consecutive numbers, such as 111, 222, 333. Consecutive sets &gt; Double Kings,</text:p>
      <text:p text:style-name="P3">large sets, sets, double dragons, pairs, single cards.</text:p>
      <text:p text:style-name="P3">(10) Fake Eight: A set of four consecutive tiles, such as 6666 or 7777. Fake Eight &gt; Linked Tiles, Double Kings, Large Tiles, Tiles, Double Dragons, Pairs, Single Tiles.</text:p>
      <text:p text:style-name="P3">(11) True Seven: Seven or eight tiles of the same rank, such as 2222222 or 22222222. True Seven &gt; Fake Eight, Linked Eggs, Double Kings, Large Eggs, Eggs, Twin Dragons, Pairs, Single Cards.</text:p>
      <text:p text:style-name="P3">(12) Big Ace: The first Ace revealed during deal, along with its suit's Ace. Big Ace &gt; Any single card (including a single Big King). Five or more Large Eggs &gt; Big Ace.</text:p>
      <text:p text:style-name="P3">(13) Double Big A: Two Big A cards of the same suit. Double Big A is the strongest hand in all hand types.</text:p>
      <text:p text:style-name="P3">(14) Hand Rankings: Double A &gt; Four Kings &gt; Three Kings &gt; True Seven &gt; False Eight &gt; Linked Eggs &gt; Double Kings &gt; Big Eggs &gt; Eggs. For single cards, double dragons, pairs, chain eggs, and <text:soft-page-break/>fake eights, the number of cards must be equal when comparing within each category. Then, the smallest card is compared; the one with the higher value wins. For eggs, big eggs, and true sevens, the number of cards is compared first; the one with more cards wins. If the number of cards is equal, the point value is compared; the one with the higher point value wins.</text:p>
      <text:p text:style-name="P3">(Chen Chunxiang, He Yuyang)</text:p>
      <text:p text:style-name="P3"/>
      <text:p text:style-name="P3">○● 打大 A</text:p>
      <text:p text:style-name="P3">打大A是一项五人参与的扑克游戏,主要流行于内蒙古地区。</text:p>
      <text:p text:style-name="P3">游戏过程</text:p>
      <text:p text:style-name="P3">打大A需两副普通扑克牌。摸牌过程中亮出的第一个A,此花色 A 即 为大A。亮大A的玩家为一方,其余三个玩家为另一方,双方以谁最先出 完牌为胜。</text:p>
      <text:p text:style-name="P3">发牌。由任意玩家洗牌并发牌。按照顺时针方向,每人每次发1张牌, 直到把两副牌发完为止。发牌过程中,任意一个玩家可把自己手上的一张A 牌亮出来,如果一直没有玩家亮A牌,则硬性规定第一个拿到红桃A的A牌 为大 A。</text:p>
      <text:p text:style-name="P3">2.行牌。</text:p>
      <text:p text:style-name="P3">(1)由持有大 A 牌的玩家先出牌。第一个出牌的玩家可以自由决定出 哪种牌型,按照顺时针方向轮流出牌,下家根据上家所出的牌,可以出比 上家大的牌,也可以选择过牌(即不出牌)。</text:p>
      <text:p text:style-name="P3">(2)四个玩家都轮出牌一次(有的玩家可以选择不出牌)即为一轮,</text:p>
      <text:p text:style-name="P3">这一轮中牌大的玩家,下轮游戏由其先出牌。</text:p>
      <text:p text:style-name="P3">(3)当一方玩家出完手上的牌时,此方为胜,一局结束。</text:p>
      <text:p text:style-name="P3">各牌型比大小。</text:p>
      <text:p text:style-name="P3">(1)单牌:一次只下一张牌。单牌的大小为:4-5&lt;6&lt;7&lt;8&lt;9 &lt; 10&lt;J&lt;Q&lt;K&lt;A&lt;2&lt;3&lt;小王&lt;大王&lt;大A。</text:p>
      <text:p text:style-name="P3">(2)对牌:又称对子,一次下两张同点数的牌,如22。牌的大小与</text:p>
      <text:p text:style-name="P3">单牌规则一样。</text:p>
      <text:p text:style-name="P3">(3)双龙:三张或三张以上连续点数的牌,比较大小时比较最小的牌。</text:p>
      <text:p text:style-name="P3">如456&lt;QKA。</text:p>
      <text:p text:style-name="P3">(4)蛋子:一次下三张一样点数的牌如333。牌的大小与单牌规则一样。</text:p>
      <text:p text:style-name="P3">(5)大蛋子:一次下四张或六张同点数的牌,如3333或333333。牌</text:p>
      <text:p text:style-name="P3">的大小与单牌规则一样。</text:p>
      <text:p text:style-name="P3">(6)王牌:大王大于小王,只有大蛋子比单王大,单王只能与单牌比 大小,单王大于一切单牌。</text:p>
      <text:p text:style-name="P3">(7)双王:张任意王牌的组合。王王&gt;单牌、对牌、蛋子、大蛋子、双龙。 (8)牌4:牌4是单牌中最小的牌,但它可以把其他玩家所出的蛋子 或大蛋子拿回来自己用。单张4只能作为最小的牌出或龙出。2张牌4可 以取其他玩家所下的蛋子牌;3张牌4可以取其他玩家所出的4张大蛋子; 4张牌4可以取其他玩家所下的5张的大蛋子。例如,上家下了5张牌5 的大蛋子,那么下家就可以用手上的4张牌4来取这5张大蛋子。</text:p>
      <text:p text:style-name="P3">(9)连珠蛋:三个数字连续的蛋子,如111、222、333。连珠蛋&gt;双王、</text:p>
      <text:p text:style-name="P3">大蛋子、蛋子、双龙、对牌、单牌。</text:p>
      <text:p text:style-name="P3">(10)假八:两个数字连续的四张大蛋子,如6666、7777。假八&gt;连珠蛋、 双王、大蛋子、蛋子、双龙、对牌、单牌。</text:p>
      <text:p text:style-name="P3">(11)真七:7或8张同点数的牌,如2222222或22222222。真七&gt;假八、 连珠蛋、双王、大蛋子、蛋子、双龙、对牌、单牌。</text:p>
      <text:p text:style-name="P3">(12)大 A:发牌的时候,最先亮出来的A牌及同花色的牌A大A &gt;任何单牌(包括单张大王牌)。五张以上的大蛋子&gt;大A。</text:p>
      <text:p text:style-name="P3">(13)双大 A:两张同花色的大A牌,双大A是所有牌型中最大的牌。</text:p>
      <text:p text:style-name="P3">(14)各牌型的大小:双A&gt;4张王牌&gt;3张王牌&gt;真七&gt;假八&gt;连 珠蛋&gt;双王&gt;大蛋子&gt;蛋子。其中单牌、双龙、对牌、连珠蛋、假八在各 自牌型的比较中,牌的张数必须相同,然后比较最小牌的大小,最小牌大 的为大。其中蛋子、大蛋子和真七主要先比较张数,张数多的为大;张数 相同时,比较点数,最小牌点数大的则为大。</text:p>
      <text:p text:style-name="P3">(陈春香 何雨阳)</text:p>
      <text:p text:style-name="P9">○●Hundred Points</text:p>
      <text:p text:style-name="P3">Hundred Points is a poker game played by four participants. The cards 5, 10, and K serve as scoring cards in the game,</text:p>
      <text:p text:style-name="P3">with four of each suit totaling 100 points, hence the name.</text:p>
      <text:p text:style-name="P3">Gameplay</text:p>
      <text:p text:style-name="P3">Hundred Points uses a standard deck of 54 playing cards.</text:p>
      <text:p text:style-name="P3">Determining the Dealer. For the first round, any player shuffles the deck, draws one card, reveals it, and inserts it face-up into the deck. The suit of this card becomes the trump suit for that round, and the player who drew it becomes the dealer. From the second round onward, the previous round's winner becomes the dealer.</text:p>
      <text:p text:style-name="P3">Deal the Cards.</text:p>
      <text:p text:style-name="P3">In addition to the trump suit determined above, the 2, 3, and both Jokers are also trumps. All other cards are non-trump cards, totaling 21 trump cards and 33 non-trump cards. Starting from any player, deal one card clockwise or counterclockwise to each player until only 6 cards remain. These 6 cards are reserved for the dealer who drew the face-up card. The dealer may select any good cards from these 6 to keep, then place the remaining 6 cards face-down on the table as the “bottom cards.” Only the dealer's team may view the discard pile; opponents cannot see it.</text:p>
      <text:p text:style-name="P3">Play. The dealer initiates play, leading with any suit or rank. The next player must play a card of the same suit with a higher rank. If no matching suit is available, they may play a card of another suit or a trump card.</text:p>
      <text:p text:style-name="P3">Generally, only one card is played per turn. If holding two or more cards of the same suit, the player may play two or more cards simultaneously, provided they are the highest-ranking cards of that suit held by any player at that moment. This is called “slamming.” If a player slams multiple cards, the next player must match the number of cards played. The next player may “shoot down” the slam by playing an equal number of trump cards. 4. Card Types and Rankings</text:p>
      <text:p text:style-name="P3">(1) Trumps: Cards matching the suit of the revealed card are trumps. Their ranking is: Trump 3 &gt; Big Joker &gt; Small Joker &gt; Trump 2 &gt; Suit 3 (non-trump) &gt; Suit 2 (non-trump) &gt; Trump A &gt; Trump K &gt; Trump Q &gt; Trump 1</text:p>
      <text:p text:style-name="P3">1 Zhu Shujun, Folk Games [M]. Zhengzhou: Haiyan Publishing House, 1997:56-58.</text:p>
      <text:p text:style-name="P3">牌J&gt;主牌 10 &gt;主牌9&gt;主牌8&gt;主牌7&gt;主牌6&gt;主牌5&gt;主牌4。 (2)副牌:除主牌外的其他花色牌,其大小为:A&gt;K&gt;Q&gt;J&gt;</text:p>
      <text:p text:style-name="P3">10 &gt; 9 &gt; 8 &gt;7&gt;6&gt;5&gt; 4。</text:p>
      <text:p text:style-name="P3">(3)主牌&gt;副牌:所有的主牌都大于副牌,用主牌压副牌称为“枪毙”。 (4)分牌:在玩牌过程中可以捡起来算分数的牌。有5、10、K,牌5</text:p>
      <text:p text:style-name="P3">为5分,牌10、K为10分。每轮四个玩家各下一次或多次牌分出大小后, 谁的牌最大,就可以把该轮中所下的分数牌捡起。庄家可以不用捡分牌, 对方要把分牌收起来。</text:p>
      <text:p text:style-name="P3">5.定胜负。定胜负有两种方法,如下:</text:p>
      <text:p text:style-name="P3">(1)一局结束,最后一轮如果是检分方牌大,那么捡分方可以把压在 桌面的6张牌拿出来看是否有分牌,如果有即可检出来与自己先前的分牌 相加,算一下是否超过40分。超过40分的拾分方胜,庄家负;如果少于 40分,则庄家胜。如果最后一轮牌是庄家大,那么捡分方只能算自己先前 捡的分牌是否超过40分。如果检分方胜,下轮由检分方最先出完牌的玩家 坐庄,否则庄家一直当下去。</text:p>
      <text:p text:style-name="P3">(2)比方法一多一个叫分环节,其余规则相同。</text:p>
      <text:p text:style-name="P3">叫分即在开牌前每个人从80分开始叫,可以叫85、90、95、100、100 爆(输贏翻倍)、100钩(输赢翻双倍)等,也可以不叫分,此轮游戏叫 分的人要捡相同分数的分牌才算贏,否则算输。</text:p>
      <text:p text:style-name="P3">链接</text:p>
      <text:p text:style-name="P3">与“打百分”相关的游戏还有打小百分,两人百分、四百分、一对三、</text:p>
      <text:p text:style-name="P3">打进贡等。</text:p>
      <text:p text:style-name="P3">打小百分的游戏规则与“打百分”一样,四个玩家各自检分牌,终 局不把6张底牌拿出,只比较每个玩家手中所捡的分牌,得分多者为胜。</text:p>
      <text:p text:style-name="P3">2.两人百分,即只有两个玩家。一个玩家洗牌,另一个玩家从牌中 抽出一张牌作为主牌。游戏规则与“打百分”一样,只是每轮只抓5张牌,</text:p>
      <text:p text:style-name="P3">1王文宝、中国民间游戏 [M]. 北京:华龄出版社,2011:65-66.</text:p>
      <text:p text:style-name="P3">Trump J &gt; Trump 10 &gt; Trump 9 &gt; Trump 8 &gt; Trump 7 &gt; Trump 6 &gt; Trump 5 &gt; Trump 4.</text:p>
      <text:p text:style-name="P3"><text:soft-page-break/>(2) Non-Trump Cards: All suits other than trumps rank as follows: A &gt; K &gt; Q &gt; J &gt; 10 &gt; 9 &gt; 8 &gt; 7 &gt; 6 &gt; 5 &gt; 4.</text:p>
      <text:p text:style-name="P3">(3) Trumps &gt; Offsuit: All trumps rank higher than offsuit cards. Playing a trump card to beat an offsuit card is called “shooting down.” (4) Scoring Cards: Cards collected during play that count toward points. These include 5, 10, and K. A 5 card is worth 5 points, while 10 and K cards are worth 10 points each. After each round, when all four players have played one or more cards and the highest hand wins, the player with the strongest hand collects all scoring cards played that round. The dealer may choose not to collect scoring cards; in that case, the opposing player must gather them.</text:p>
      <text:p text:style-name="P3">Determining the Winner. There are two methods for determining the winner:</text:p>
      <text:p text:style-name="P3">(1) At the end of a game, if the final round is won by the point collector, they may check the 6 cards left on the table for point cards. If found, these are added to their previously collected points. If the total exceeds 40 points, the point collector wins and the dealer loses; if below 40 points, the dealer wins. If the last round belongs to the dealer, the point collector can only count their previously collected points. If the point collector wins, the player who finished first in the next round becomes the dealer; otherwise, the dealer continues.</text:p>
      <text:p text:style-name="P3">(2) This method adds a bidding phase, with all other rules identical.</text:p>
      <text:p text:style-name="P3">Bidding occurs before play begins, starting at 80 points. Players may bid 85, 90, 95, 100, 100 Explosion (doubles win/loss), 100 Hook (quadruples win/loss), or pass. The bidder must collect points equal to their bid to win; otherwise, they lose.</text:p>
      <text:p text:style-name="P3">Links</text:p>
      <text:p text:style-name="P3">Related games include Small Hundred Points, Two-Player Hundred Points, Four Hundred Points, One vs. Three, and Tribute Game.</text:p>
      <text:p text:style-name="P3">Small Hundred Points follows the same rules as Hundred Points. All four players collect scoring cards. At the end, the six bottom cards are not revealed; only the collected scoring cards are compared, with the highest total winning.</text:p>
      <text:p text:style-name="P3">Two-Player Hundred Points involves only two players. One shuffles the deck while the other selects a trump card. Rules mirror “Hundred Points,” but each round involves drawing only 5 cards.</text:p>
      <text:p text:style-name="P3">1 Wang Wenbao, Chinese Folk Games [M]. Beijing: Hualing Publishing House, 2011:65-66.</text:p>
      <text:p text:style-name="P3">After each round, the player with the highest hand draws first. “Two-Player Hundred Points” also features a bidding phase. The player who bids the highest score becomes the dealer. If the dealer's collected points in this round reach or equal the bid score, it counts as a win; otherwise, it's a loss. For actual wins, the final score is doubled. The winning side shuffles the cards, draws first, and bids first in the next round. The first player to collect the full bid score wins.</text:p>
      <text:p text:style-name="P3">Four Hundred Points is a four-player card game where players pair up in teams of two, similar to “Hundred Points.”</text:p>
      <text:p text:style-name="P3">In “Four Hundred Points,” six card types earn scoring points:</text:p>
      <text:p text:style-name="P3">Aces and Kings: 25 points each</text:p>
      <text:p text:style-name="P3">Queens: 20 points each</text:p>
      <text:p text:style-name="P3">Jacks: 15 points each</text:p>
      <text:p text:style-name="P3">Tens: 10 points each</text:p>
      <text:p text:style-name="P3">Fives: 5 points each</text:p>
      <text:p text:style-name="P3">Total possible points: 400 points, hence the name “Four</text:p>
      <text:p text:style-name="P3">Hundred Points.”</text:p>
      <text:p text:style-name="P3">Bidding begins with the dealer, starting at 260 points. Subsequent bids must increase in increments of 10 points. The highest bid that stands unchallenged becomes the minimum winning score for the round. The highest bidder becomes the trump declarer, who leads any suit. Cards of that suit become the trump suit for the round. When leading the trump suit, the dealer must announce “Lead Trump.” Each player may play only one card per turn, with card rankings following the standard “Hundred Points” rules. The player with the highest card in each round collects points and gains the first draw. Victory is determined by the total points collected by each side. During bidding, if a player bids 350 points and successfully completes the hand, they earn an additional 100 points, <text:soft-page-break/>while the defeated bidder is penalized 100 points. If bidding 400 points and succeeding, the winner receives a 200-point bonus, and the defeated bidder is fined 200 points.</text:p>
      <text:p text:style-name="P3">Tribute is a six-player card game with rules similar to “Hundred Points.” The loser of the previous round must pay tribute to the winner by giving them their best card from the current hand, hence the name. Three players separated by one seat form a team, with the two teams competing against each other. Each player holds 9 cards and bids points based on their hand strength, starting from 60 points. Subsequent bidders must increase by 5-point increments; for example, if the first player bids 60 points, the second must bid 65 points. Players take turns bidding points or pass. The highest bidder becomes the dealer. The dealer wins only if they collect all points bid during the round; otherwise, they lose.</text:p>
      <text:p text:style-name="P3">1</text:p>
      <text:p text:style-name="P3">Zhu Shujun, Folk Games [M]. Zhengzhou: Haiyan Publishing House, 1997:58-59.</text:p>
      <text:p text:style-name="P3">Taking the Stage and Stepping Down. The game's name originates from the feature where the point-scoring side ascends to the stage upon victory, while the dealer steps down upon failing to defend their points. Similar to the “Hundred Points” rules, the difference lies in the requirement that the point-scoring side need only accumulate 60 points to take the stage as dealer, causing the original dealer to step down.</text:p>
      <text:p text:style-name="P3">(Chen Chunxiang, He Yuyang)</text:p>
      <text:p text:style-name="P3"/>
      <text:p text:style-name="P3">○●打百分</text:p>
      <text:p text:style-name="P3">打百分是一项四人参与的扑克牌游戏。牌5、10、K是游戏中的分数牌,</text:p>
      <text:p text:style-name="P3">各四张,共100分,故而得名。</text:p>
      <text:p text:style-name="P3">游戏过程</text:p>
      <text:p text:style-name="P3">打百分使用的牌具是一副普通的扑克牌,共54张。</text:p>
      <text:p text:style-name="P3">1.定庄家。第一局由任意一人洗牌,然后从牌中抽取一张牌亮出来, 并把这张牌正面朝上插在牌中,这张牌的花色即是此轮游戏的主牌,抽 到这张牌的人为此轮的庄家。从第二轮开始,上一轮的赢家为庄家。</text:p>
      <text:p text:style-name="P3">2.发牌。除了上面确定的花色为主牌外,牌2、3及大小王也都是主牌。 其余的牌为副牌,有21张主牌、33张副牌。从任意玩家开始按顺时针或 逆时针方向,每人每次摸一张,直至剩最后6张牌。这6张牌留給抽到明 面牌的庄家,庄家可以挑选这6张牌中的好牌自己用,用手上不好的牌凑 齐6张放在桌面上,作为底牌。底牌只有庄家这方的人可以查看,而对方 不能查看。</text:p>
      <text:p text:style-name="P3">3.行牌。由庄家开始出牌,可以出任意花色点数的牌。下家要出比上 家大的同花色牌,如果没有同花色牌,可以出其他花色的牌或主牌。每次 出牌一般只出一张,如果手上有两张及以上同花色副牌,则可以出两张及 以上的牌,但必须是此时四人手中同花色最大的牌,这种方式谓为“甩牌”。 上家甩几张牌,下家也要跟几张。下家可以用同等数量的主牌来“枪毙”之。 4.各牌型及大小。</text:p>
      <text:p text:style-name="P3">(1)主牌:与明牌同花色的牌为主牌。其大小为:主牌3&gt;大王&gt;小 王&gt;主牌2&gt;其他花色3&gt;其他花色2&gt;主牌A&gt;主牌K&gt;主牌Q&gt;主</text:p>
      <text:p text:style-name="P3">1 朱叔君、民间游戏[M]. 郑州:海燕出版社,1997:56-58.</text:p>
      <text:p text:style-name="P3">一轮结束谁牌大谁先补牌。“两人百分”也有叫分环节,谁喊的分数高谁 就是庄家,庄家此局检的分牌加起来达到或等于所叫分数则成牌,未达到 则称为破牌。实际成牌的,最终分数要加倍。成牌的一方,下轮洗牌、先 抓牌并先喊分。先捡满所喊分数者为胜。</text:p>
      <text:p text:style-name="P3">四百分是四人参与的扑克牌游戏,跟“打百分”一样两两一组。</text:p>
      <text:p text:style-name="P3">四百分”有六种牌可以记分牌A、K每张算25分:牌Q每张算20分;牌 J每张算15分:牌10每张算10分:牌5每张算5分,共400分,所以该 种玩法称为“四百分”。</text:p>
      <text:p text:style-name="P3">叫分时,从庄家开始叫,基数分为260分,接下来每次叫分都必须以 10分为单位加上去。谁叫的最高并且没人再叫时,就以此分数为此局游戏 的最低成牌分数。叫分最高的人为此局游戏的主打者,由他先出手上任意 花色的牌,与该牌同花色的牌为此局游戏的主牌。出主牌时,这个人要喊“调 主”。每人每次只能出一张牌,牌的大小与“打百分”一样。每轮牌下来 谁的牌大,谁就可以捡分,也可以第一个补牌。最后算双方所检分数以定 胜负。叫分时,如果有人叫350分,且成牌成功那么他的分数可以再加100分, 被破牌的要罚100分。如果叫400分,成牌成功的,可以奖励200分,被 破牌者被罚 200分。</text:p>
      <text:p text:style-name="P3">打进贡是一项六人参与的扑克牌游戏,游戏规则与“打百分”相似。 上一局的输家要给赢家进贡他此局手上最好的牌,故而得名。六个人中相 隔的三个玩家为一队,两队人马相互对决。每人手中有9张牌,根据牌的 好坏来叫分数,从60分开始叫起,接下来叫牌的人要以5分为单位加分, 如第一位玩家叫60分,第二个<text:soft-page-break/>玩家就要叫65分。六个玩家轮流叫分,也 可以不叫分,最后以叫最高分的玩家为庄家。庄家必须在此局游戏中收够 他所叫的分数才算赢,否则算输。1</text:p>
      <text:p text:style-name="P3">1 朱叔君、民间游戏 [M]. 郑州:海燕出版社,1997:58-59.</text:p>
      <text:p text:style-name="P3">5.上、下台。该游戏取名源自检分方胜利而上台,庄家守分失败而下 台的特点。与“打百分”规则相似,不同的是,游戏过程中捡分方只需捡</text:p>
      <text:p text:style-name="P3">够 60分即可上台坐庄,而原来的庄家则下台。</text:p>
      <text:p text:style-name="P3">(陈春香 何雨阳)</text:p>
      <text:p text:style-name="P9">○● Run Fast</text:p>
      <text:p text:style-name="P3">Run Fast is a poker game for three to four players, popular in Henan, Jiangsu-Zhejiang, and Hunan regions. Similar to Landlord and Northern China's Da Di rules, players aim to discard all their cards as quickly as possible. The first player to do so wins, hence the name.</text:p>
      <text:p text:style-name="P3">Gameplay</text:p>
      <text:p text:style-name="P3">The deck used consists of a standard 52-card deck minus one Ace, both Jokers, and three 2s, totaling 48 cards.</text:p>
      <text:p text:style-name="P3">Dealing. Any player shuffles first. Each player is then dealt one card at a time until all cards are distributed, leaving each with 12 or 16 cards (for four or three players respectively).</text:p>
      <text:p text:style-name="P3">Playing.</text:p>
      <text:p text:style-name="P3">(1) In the first round, any player draws a card to determine the starting point. Count the number of cards counterclockwise from the drawer until the final player reaches that number; that player leads the round. Subsequent rounds begin with the previous round's leader.</text:p>
      <text:p text:style-name="P3">(2) Among the 48 cards, the 3 of Hearts is the lowest. Therefore, the player holding the 3 of Hearts leads with that card.</text:p>
      <text:p text:style-name="P3">Card Types and Rankings</text:p>
      <text:p text:style-name="P3">(1) Single Card: Play one card at a time. Ranking: 34 &lt; 5 &lt; 6 &lt; 7 &lt; 8</text:p>
      <text:p text:style-name="P3">&lt; 9 &lt; 10 &lt; J &lt; Q &lt; K &lt; A &lt; 2.</text:p>
      <text:p text:style-name="P3">(2) Pair: Play two cards at once. Pairs exist for all ranks except 2. Ranking follows single card order.</text:p>
      <text:p text:style-name="P3">(3) Consecutive Pairs: Play two pairs of consecutive numbers, e.g., 3344, 5566. Sequential pairs rank as follows:</text:p>
      <text:p text:style-name="P3">3344 &gt; 4455; 4455 &lt; 5566</text:p>
      <text:p text:style-name="P3">(4) Three-of-a-kind with one: Play three cards of the same rank plus any single card from your hand.</text:p>
      <text:p text:style-name="P3">1 Qu Zhigang, Collection of Poker Game Rules [M]. Beijing: Golden Shield Press, 2007: 205-207.</text:p>
      <text:p text:style-name="P3">333+1. Its strength is determined by the sum of the three cards, with the ratio of their values matching that of single cards.</text:p>
      <text:p text:style-name="P3">(5) Four of a Kind with Two Pairs: Play four cards of the same rank plus any two cards from your hand, e.g., 3333+45. The hand's strength is determined by the value of the four-of-a-kind, following the same rules as single cards.</text:p>
      <text:p text:style-name="P3">(6) Plane with Wings: Three sets of consecutive triplets plus three sets of consecutive pairs, e.g., 333444555+667788. This 15-card hand only appears in three-player games.</text:p>
      <text:p text:style-name="P3">(7) Bomb: Play all cards of the same rank in one go, usually four cards but sometimes three, e.g., 3333 or AAA. Ranked like single cards: AAA &gt; KKKK &gt;</text:p>
      <text:p text:style-name="P3">QQQQ</text:p>
      <text:p text:style-name="P3">(8) Straight: Play five consecutive cards in one go, e.g., 34567.</text:p>
      <text:p text:style-name="P3">Determining Winners/Losers: The first player to discard all cards wins outright. The second player to discard neither wins nor loses. All remaining players lose. Losers are ranked based on the number of cards left in their hand, with more cards resulting in higher point deductions.</text:p>
      <text:p text:style-name="P3">(Chen Chunxiang, He Yuyang)</text:p>
      <text:p text:style-name="P3"/>
      <text:p text:style-name="P3">○● 跑得快</text:p>
      <text:p text:style-name="P3">跑得快,是一项三至四人参与的扑克牌游戏,此游戏在河南、江浙、 湖南一带相当流行。跑得快与斗地主及北方的大地规则相似,玩家要尽 快把手中的牌走完,先走完的为最大赢家,故而得名。</text:p>
      <text:p text:style-name="P3">游戏过程</text:p>
      <text:p text:style-name="P3">跑得快使用的牌具是一副去掉一张牌A、两张王牌和三张牌2的扑克</text:p>
      <text:p text:style-name="P3">牌,共48张牌。</text:p>
      <text:p text:style-name="P3">发牌。任意玩家先洗牌,然后每人每次发一张牌直到牌发完为止, 最后每人手上有12或16张牌(四人或三人玩)。</text:p>
      <text:p text:style-name="P3">2.行牌。</text:p>
      <text:p text:style-name="P3"><text:soft-page-break/>(1)第一轮由任意玩家抽一张牌看点数,从抽牌的玩家逆时针数点数, 最后数到谁由那个人开牌。第二轮开始,由上一轮的头家开牌。</text:p>
      <text:p text:style-name="P3">(2)48 张牌中,红桃3是最小的,所以由拥有红桃3的玩家开始,</text:p>
      <text:p text:style-name="P3">下的牌是红桃3。</text:p>
      <text:p text:style-name="P3">各牌型及大小。</text:p>
      <text:p text:style-name="P3">(1)单牌:一次只下一张牌。单牌的大小为:34&lt;5&lt;6&lt;7&lt;8</text:p>
      <text:p text:style-name="P3">&lt; 9 &lt; 10 &lt; J &lt;Q&lt;K&lt;A&lt;2。</text:p>
      <text:p text:style-name="P3">(2)对牌:一次下两张牌。除了2没有对牌外,其余对牌的大小与单</text:p>
      <text:p text:style-name="P3">牌一样。</text:p>
      <text:p text:style-name="P3">(3)连对:一次下两对数字连着的牌。如3344、5566。连对的大小为:</text:p>
      <text:p text:style-name="P3">3344 4455; 4455 5566</text:p>
      <text:p text:style-name="P3">(4)三带一:一次下三张一样点数的牌外加手上随意一张牌如</text:p>
      <text:p text:style-name="P3">1 曲智纲,扑克牌玩法集锦 [M].北京:金盾出版社,2007: 205-207.</text:p>
      <text:p text:style-name="P3">333+1。其大小看三张牌点数的大小,点数大小之比与单牌相同。</text:p>
      <text:p text:style-name="P3">(5)四带二:一次下四张同点数的牌外加两张手上随意的牌,如 3333+45。牌的大小看四张同点数牌的大小,与单牌一样。</text:p>
      <text:p text:style-name="P3">(6)飞机带翅膀:三组数字连着的三带加上三组数字连着的对牌,如 333444555+667788。总共有15张牌,所以只能出现在三人玩的情况下。</text:p>
      <text:p text:style-name="P3">(7)炸弹:一次下该点数所有的牌,大多时候是4张,也有3张的, 如3333 或AAA牌的大小按照单牌的大小来算,如AAA &gt; KKKK &gt;</text:p>
      <text:p text:style-name="P3">QQQQ</text:p>
      <text:p text:style-name="P3">(8)顺子:一次下五张连着的牌,如34567。</text:p>
      <text:p text:style-name="P3">4.定输赢。首先出完牌的为最大的赢家,其次出完牌的玩家没输也没 赢,剩下的都是输家,输家按照手中剩牌的数量排名次扣分,剩牌越多扣</text:p>
      <text:p text:style-name="P3">分越多。</text:p>
      <text:p text:style-name="P3">(陈春香 何雨阳)</text:p>
      <text:p text:style-name="P9">5, 10, K</text:p>
      <text:p text:style-name="P3">5, 10, K is a poker game for three or more players. One deck is used for three or four players; two decks are used for four or more players.</text:p>
      <text:p text:style-name="P3">Gameplay</text:p>
      <text:p text:style-name="P3">Dealing. In the first round, any player may shuffle the cards and deal starting from that player. Each player draws one card at a time until all cards are dealt.</text:p>
      <text:p text:style-name="P3">Play. The player who shuffled leads the first round. From the second round onward, the previous round's winner shuffles and leads. The first player may lead any card type. Subsequent players must play cards of the same type or a higher type. After each round, players compare their cards. The player with the highest-ranking cards in that round collects the scoring cards. Scoring cards are 5, 10, and K. A 5 is worth 5 points, while 10 and K are each worth 10 points. The game ends when all players have played all their cards. The first player to play all their cards receives a 20-point bonus, while the last player to do so incurs a 20-point penalty. Therefore, some players may end up with negative scores during final tallying. The player with the highest total score wins.</text:p>
      <text:p text:style-name="P3">Card Rankings</text:p>
      <text:p text:style-name="P3">(1) Single Card: Play one card at a time. Rankings: 3 &lt; 4 &lt; 5 &lt; 6 &lt; 7 &lt; 8 &lt; 9 &lt; 10 &lt; J &lt; Q &lt; K &lt; A &lt; 2 &lt; Small Joker &lt; Big Joker.</text:p>
      <text:p text:style-name="P3">(2) Pairs: Play two cards of the same rank at once. Pair ranking follows single card order.</text:p>
      <text:p text:style-name="P3">(3) Triplets: Play three cards of the same rank at once (e.g., 333). Triplet ranking follows single card order.</text:p>
      <text:p text:style-name="P3">(4) Quadruplets: Play four cards of the same rank at once (e.g., 3333). Quadruplet ranking follows single card order.</text:p>
      <text:p text:style-name="P3">(5) 5-10-K Combo: A combination of 5, 10, and K beats single cards, pairs, and triples, but</text:p>
      <text:p text:style-name="P3">1 Shantang Culture, Playing Cards: Rules and Games [M]. Beijing: China Pictorial Press, 2009:145-146.</text:p>
      <text:p text:style-name="P3">Compendium of Chinese Folk Games</text:p>
      <text:p text:style-name="P3">414</text:p>
      <text:p text:style-name="P3">A combination of four cards greater than 5, 10, and K. A combination of the Big Joker and Little Joker beats any four-card hand. A flush combination of 5, 10, and K beats a non-flush combination of 5, 10, and K. For example, Spades 5, Spades 10, Spades K beats Hearts 5, Diamonds 10, Clubs K.</text:p>
      <text:p text:style-name="P3">Link</text:p>
      <text:p text:style-name="P3">5, 10, K combinations have numerous regional variations. In two-player games, cards aren't fully drawn; each player takes five cards in turn, drawing more in the next round. During play, rules may allow three cards of the same rank to be paired with any two matching cards. Four cards may also be paired with any single card. Sequential plays are permitted, where three consecutive cards are played together. Among sequential plays, a same-suit sequence (e.g., 1, 2, 3) ranks higher than an unsuited sequence (e.g., 2, 3).</text:p>
      <text:p text:style-name="P3">(Chen Chunxiang, He Yuyang)</text:p>
      <text:p text:style-name="P3"/>
      <text:p text:style-name="P3">5、10、K</text:p>
      <text:p text:style-name="P3">5、10、K 是一项三人以上参与的扑克游戏。三或四人玩时使用一副扑</text:p>
      <text:p text:style-name="P3">克牌,四人以上玩时用两副扑克牌。</text:p>
      <text:p text:style-name="P3">游戏过程</text:p>
      <text:p text:style-name="P3">发牌。第一局游戏由任意玩家洗牌并从该玩家开始摸牌,每人每次 摸一张牌。直到牌摸完为止。</text:p>
      <text:p text:style-name="P3">2.行牌。第一局由洗牌的玩家先出牌,从第二局开始由上一局贏家洗 牌并先出牌。第一个出牌的玩家可以出任意牌型的牌,下家要出同牌型或 比该牌型大的牌型。每一轮玩家出完牌后比大小,这轮最大的玩家可以捡 分牌。分牌为牌5、牌10、牌K,牌5为5分,牌10和牌K都为10分。 当所有玩家把手上的牌都出完, 则游戏结束。最先出完牌的玩家可以奖励 20分,最后出完牌的玩家要罚20分,所以最后算分数时,有些玩家的分 数可能是负数。分数多的玩家为胜。</text:p>
      <text:p text:style-name="P3">各牌型比大小。</text:p>
      <text:p text:style-name="P3">(1)单牌:玩的时候,一次下一张牌。单牌的大小为:3&lt;4&lt;5&lt;6 &lt;7&lt;8&lt;9&lt; 10&lt; J &lt;Q&lt; K&lt;A&lt;2&lt;小王&lt;大王。</text:p>
      <text:p text:style-name="P3">(2)对牌:玩的时候,一次下两张同点数的牌。对牌的大小同单牌一样。</text:p>
      <text:p text:style-name="P3"><text:soft-page-break/>(3)三张:玩的时候,一次下三张同点数的牌。如333。三张的大小</text:p>
      <text:p text:style-name="P3">同单牌一样。</text:p>
      <text:p text:style-name="P3">(4)四张:玩的时候,一次下四张同点数的牌。如3333。四张的大 小同单牌一样。</text:p>
      <text:p text:style-name="P3">(5)5、10、K组合:5、10、K牌的组合比单牌、对牌、三张大,但</text:p>
      <text:p text:style-name="P3">1 膳书堂文化,扑克牌玩法与规则 [M]. 北京:中国画报出版社,2009:145-146.</text:p>
      <text:p text:style-name="P3">中国民间游戏总汇</text:p>
      <text:p text:style-name="P3">414</text:p>
      <text:p text:style-name="P3">四张大于5、10、K组合。大王和小王组合大于四张。同花色的5、10、K</text:p>
      <text:p text:style-name="P3">组合大于非同花色的5、10、K,如黑桃5、黑桃10、黑桃K大于红桃 5、 方块 10、梅花K。</text:p>
      <text:p text:style-name="P3">链接</text:p>
      <text:p text:style-name="P3">5、10、K 在不同地区还有许多不同的玩法。如果是两个人玩,则不用 把牌全部摸完,而是每人先依照顺序摸5张牌,等下一轮再补牌。游戏的 过程中,还可以規定三张同点数牌可带两张任意同点数的牌。四张牌也可 以带一张任意一张单牌。还有连牌的出法,即三张点数相连的牌同时出。 连牌中,同花色的牌1、牌2、牌3大于非同花色的牌、牌2、牌 3。</text:p>
      <text:p text:style-name="P3">(陈春香 何雨阳)</text:p>
      <text:p text:style-name="P9">○●Niu Shi Bie</text:p>
      <text:p text:style-name="P3">Niu Shi Bie is a four-player card game primarily popular in Liling City, Zhuzhou, Hunan Province.</text:p>
      <text:p text:style-name="P3">Players form two teams of two, with partners collaborating to score points.</text:p>
      <text:p text:style-name="P3">Gameplay</text:p>
      <text:p text:style-name="P3">The game uses two standard decks of playing cards.</text:p>
      <text:p text:style-name="P3">Dealing. Any player shuffles the cards, then deals 27 cards to each player in a counterclockwise direction.</text:p>
      <text:p text:style-name="P3">Play</text:p>
      <text:p text:style-name="P3">(1) The first player may lead any valid card type. Play proceeds counterclockwise. The next player must play a card of the same type but higher value, or pass.</text:p>
      <text:p text:style-name="P3">(2) Open Play: Partners may choose to have one player lay their cards face-up (“open play”) to coordinate moves.</text:p>
      <text:p text:style-name="P3">(3) Passing the Wind: When a player plays all their cards and no one can match, the next player clockwise plays. 3. Card Types and Rankings.</text:p>
      <text:p text:style-name="P3">Single Card: Any individual card. Rank: K &gt; Q &gt; J &gt; 10 &gt; 9 &gt; 8 &gt; 7 &gt; 6</text:p>
      <text:p text:style-name="P3">5 &gt; 4 &gt; 3 &gt; 2 &gt; A.</text:p>
      <text:p text:style-name="P3">Pair: Two cards of the same rank. Rank follows single card hierarchy.</text:p>
      <text:p text:style-name="P3">Triple: Three cards of the same rank.</text:p>
      <text:p text:style-name="P3">Triple with Pair: Three-of-a-kind plus one pair.</text:p>
      <text:p text:style-name="P3">Triple Sequence: Three consecutive ranks, e.g., 555666.</text:p>
      <text:p text:style-name="P3">Sequential Pairs: Multiple consecutive pairs (e.g., 2233 is invalid).</text:p>
      <text:p text:style-name="P3">Straight: Five or more consecutive ranks.</text:p>
      <text:p text:style-name="P3">510K: A hand consisting of one 5, one 10, and one K. This can be same-suit or mixed-suit. If same-suit,</text:p>
      <text:p text:style-name="P3">spades &gt; hearts &gt; clubs &gt; diamonds.</text:p>
      <text:p text:style-name="P3">Bomb: A hand consisting of four or more cards of the same rank.</text:p>
      <text:p text:style-name="P3">Flush: A straight flush consisting of five or more cards of the same suit and consecutive ranks. Spades &gt; hearts &gt;</text:p>
      <text:p text:style-name="P3">Peach &gt; Plum &gt; Diamond.</text:p>
      <text:p text:style-name="P3">Scoring. The game ends when three players have played all their cards or when two players from one team have played all their cards. After each round, scores are recorded. The player to the left of the dealer leads the first trick and receives a 40-point bonus. Winning three consecutive tricks awards 120 points, five tricks awards 200 points, and seven tricks awards 280 points. The losing team loses the same number of points. If a team includes both top and bottom players, their respective points cancel each other out. The first team to accumulate 1000 points wins.</text:p>
      <text:p text:style-name="P3">(Chen Chunxiang, Ying Peiyan, He Yuyang)</text:p>
      <text:p text:style-name="P3"/>
      <text:p text:style-name="P3">○●牛十别</text:p>
      <text:p text:style-name="P3">牛十别是一项四人参与的扑克牌游戏,主要流行于湖南株洲醴陵市。</text:p>
      <text:p text:style-name="P3">此游戏将四人分两队作战,对家合作抓分。</text:p>
      <text:p text:style-name="P3">游戏过程</text:p>
      <text:p text:style-name="P3">牛十别使用的牌具是两副普通扑克牌。</text:p>
      <text:p text:style-name="P3">发牌。任意玩家洗牌,接着按逆时针顺序发牌,每人27张牌。</text:p>
      <text:p text:style-name="P3">2.行牌。</text:p>
      <text:p text:style-name="P3">(1) 首位出牌的玩家可出規定牌型内的任一种,按逆时针方向出牌, 下家出牌要比上家同牌型的牌大,也可选择不出。</text:p>
      <text:p text:style-name="P3">(2)明牌:对家两人如果想互相商量着出牌,可选择两人中的一人把 牌摊开,叫做明牌。</text:p>
      <text:p text:style-name="P3">(3)接风:一名玩家出完牌后,如果没人接上,则由他的下家出牌。 3. 各牌型及大小。</text:p>
      <text:p text:style-name="P3">单张:任意一张单牌。单牌的大小为,K&gt;Q&gt;J&gt; 10 &gt; 9 &gt; 8 &gt; 7 &gt;6</text:p>
      <text:p text:style-name="P3">&gt;5&gt;4&gt;3&gt;2&gt; A。</text:p>
      <text:p text:style-name="P3">对子:牌点相同的一对。点数大小同单张牌。</text:p>
      <text:p text:style-name="P3">三张:牌点相同的三张。</text:p>
      <text:p text:style-name="P3">三带对子:牌点相同的三张牌和一对对子。</text:p>
      <text:p text:style-name="P3"><text:soft-page-break/>连三张:牌点大小相邻的三张牌,如555666。</text:p>
      <text:p text:style-name="P3">连对:牌点大小相邻的多个对子,但 2233 不算。</text:p>
      <text:p text:style-name="P3">顺子:5张或5张以上牌点连续的牌。</text:p>
      <text:p text:style-name="P3">510K:分别由5、10、K各一张构成的牌型,分同色和杂色。若同色,</text:p>
      <text:p text:style-name="P3">则黑桃&gt;红桃&gt; 梅花 &gt; 方块。</text:p>
      <text:p text:style-name="P3">炸弹:由4张或以上牌点相同的牌所组成。</text:p>
      <text:p text:style-name="P3">同花:由5张或以上花色相同、牌点相连的牌组成的顺子,黑桃 &gt; 红</text:p>
      <text:p text:style-name="P3">桃&gt; 梅花 &gt; 方块。</text:p>
      <text:p text:style-name="P3">4.计分。有三人出完手头的牌或某一方的两人出完牌则游戏结束。每 结束一局游戏要记录分数,上家最先出牌,且可以加40分,连续3次当上 游可以加 120 分,5次加 200分,7次加280分,下游减同样的分数。同一 方里既有上游又有下游,则上下游分数互相抵消,分数累计最先到 1000分</text:p>
      <text:p text:style-name="P3">的一方获胜。</text:p>
      <text:p text:style-name="P3">(陈春香 应沛艳 何雨阳)</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12-15T13:27:13.334000000</meta:creation-date>
    <dc:date>2025-12-19T01:13:30.409000000</dc:date>
    <meta:editing-duration>PT1H22M18S</meta:editing-duration>
    <meta:editing-cycles>10</meta:editing-cycles>
    <meta:generator>LibreOffice/6.0.6.2$Windows_X86_64 LibreOffice_project/0c292870b25a325b5ed35f6b45599d2ea4458e77</meta:generator>
    <meta:document-statistic meta:table-count="0" meta:image-count="0" meta:object-count="0" meta:page-count="31" meta:paragraph-count="705" meta:word-count="22128" meta:character-count="63967" meta:non-whitespace-character-count="54895"/>
  </office:meta>
</office:document-meta>
</file>